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8935"/>
    </style:style>
    <style:style style:name="P2" style:family="paragraph" style:parent-style-name="Standard">
      <style:paragraph-properties style:writing-mode="lr-tb"/>
      <style:text-properties officeooo:paragraph-rsid="00058935"/>
    </style:style>
    <style:style style:name="P3" style:family="paragraph" style:parent-style-name="Standard">
      <style:text-properties officeooo:paragraph-rsid="000b28d2"/>
    </style:style>
    <style:style style:name="P4" style:family="paragraph" style:parent-style-name="Standard">
      <style:text-properties officeooo:paragraph-rsid="000f20f8"/>
    </style:style>
    <style:style style:name="P5" style:family="paragraph" style:parent-style-name="Standard">
      <style:text-properties officeooo:paragraph-rsid="0017e6b3"/>
    </style:style>
    <style:style style:name="P6" style:family="paragraph" style:parent-style-name="Standard">
      <style:text-properties officeooo:paragraph-rsid="001a032b"/>
    </style:style>
    <style:style style:name="P7" style:family="paragraph" style:parent-style-name="Standard">
      <style:paragraph-properties style:writing-mode="lr-tb"/>
      <style:text-properties officeooo:paragraph-rsid="001e014b"/>
    </style:style>
    <style:style style:name="P8" style:family="paragraph" style:parent-style-name="Standard">
      <style:text-properties officeooo:paragraph-rsid="001e014b"/>
    </style:style>
    <style:style style:name="P9" style:family="paragraph" style:parent-style-name="Standard">
      <style:text-properties officeooo:paragraph-rsid="001eb19c"/>
    </style:style>
    <style:style style:name="P10" style:family="paragraph" style:parent-style-name="Standard">
      <style:paragraph-properties style:writing-mode="lr-tb"/>
      <style:text-properties officeooo:paragraph-rsid="001eb19c"/>
    </style:style>
    <style:style style:name="P11" style:family="paragraph" style:parent-style-name="Standard">
      <style:text-properties officeooo:rsid="001eb73e" officeooo:paragraph-rsid="001eb73e"/>
    </style:style>
    <style:style style:name="P12" style:family="paragraph" style:parent-style-name="Standard">
      <style:text-properties officeooo:rsid="002068ab" officeooo:paragraph-rsid="002068ab"/>
    </style:style>
    <style:style style:name="P13" style:family="paragraph" style:parent-style-name="Standard">
      <style:text-properties officeooo:rsid="00218ed1" officeooo:paragraph-rsid="00218ed1"/>
    </style:style>
    <style:style style:name="P14" style:family="paragraph" style:parent-style-name="Standard">
      <style:text-properties officeooo:rsid="0022cf97" officeooo:paragraph-rsid="0022cf97"/>
    </style:style>
    <style:style style:name="P15" style:family="paragraph" style:parent-style-name="Standard">
      <style:paragraph-properties style:writing-mode="lr-tb"/>
    </style:style>
    <style:style style:name="P16" style:family="paragraph" style:parent-style-name="Standard">
      <style:paragraph-properties style:writing-mode="lr-tb"/>
      <style:text-properties officeooo:rsid="0022f773" officeooo:paragraph-rsid="0022f773"/>
    </style:style>
    <style:style style:name="P17" style:family="paragraph" style:parent-style-name="Standard">
      <style:paragraph-properties style:writing-mode="lr-tb"/>
      <style:text-properties officeooo:rsid="00232aa5" officeooo:paragraph-rsid="00232aa5"/>
    </style:style>
    <style:style style:name="P18" style:family="paragraph" style:parent-style-name="Standard">
      <style:text-properties officeooo:rsid="00232aa5" officeooo:paragraph-rsid="00232aa5"/>
    </style:style>
    <style:style style:name="P19" style:family="paragraph" style:parent-style-name="Standard">
      <style:text-properties officeooo:rsid="0023f1a7" officeooo:paragraph-rsid="0024a3cc"/>
    </style:style>
    <style:style style:name="P20" style:family="paragraph" style:parent-style-name="Standard">
      <style:text-properties officeooo:paragraph-rsid="0024a3cc"/>
    </style:style>
    <style:style style:name="P21" style:family="paragraph" style:parent-style-name="Standard">
      <style:text-properties officeooo:rsid="0024a3cc" officeooo:paragraph-rsid="0024a3cc"/>
    </style:style>
    <style:style style:name="P22" style:family="paragraph" style:parent-style-name="Standard">
      <style:text-properties officeooo:rsid="0026453e" officeooo:paragraph-rsid="0026453e"/>
    </style:style>
    <style:style style:name="P23" style:family="paragraph" style:parent-style-name="Standard">
      <style:text-properties officeooo:rsid="002ae5c8" officeooo:paragraph-rsid="002ae5c8"/>
    </style:style>
    <style:style style:name="P24" style:family="paragraph" style:parent-style-name="Standard">
      <style:text-properties officeooo:rsid="002dad02" officeooo:paragraph-rsid="002dad02"/>
    </style:style>
    <style:style style:name="P25" style:family="paragraph" style:parent-style-name="Standard">
      <style:text-properties officeooo:rsid="002f63b9" officeooo:paragraph-rsid="002f63b9"/>
    </style:style>
    <style:style style:name="P26" style:family="paragraph" style:parent-style-name="Standard">
      <style:text-properties officeooo:rsid="0031d63e" officeooo:paragraph-rsid="0031d63e"/>
    </style:style>
    <style:style style:name="P27" style:family="paragraph" style:parent-style-name="Standard">
      <style:text-properties officeooo:rsid="003328e5" officeooo:paragraph-rsid="003328e5"/>
    </style:style>
    <style:style style:name="P28" style:family="paragraph" style:parent-style-name="Standard">
      <style:paragraph-properties style:writing-mode="lr-tb"/>
      <style:text-properties officeooo:rsid="003328e5" officeooo:paragraph-rsid="006811a7"/>
    </style:style>
    <style:style style:name="P29" style:family="paragraph" style:parent-style-name="Standard">
      <style:text-properties officeooo:rsid="003328e5" officeooo:paragraph-rsid="006ce924"/>
    </style:style>
    <style:style style:name="P30" style:family="paragraph" style:parent-style-name="Standard">
      <style:text-properties officeooo:paragraph-rsid="003328e5"/>
    </style:style>
    <style:style style:name="P31" style:family="paragraph" style:parent-style-name="Standard">
      <style:text-properties officeooo:rsid="0035b5f2" officeooo:paragraph-rsid="0035b5f2"/>
    </style:style>
    <style:style style:name="P32" style:family="paragraph" style:parent-style-name="Standard">
      <style:text-properties officeooo:paragraph-rsid="0035b5f2"/>
    </style:style>
    <style:style style:name="P33" style:family="paragraph" style:parent-style-name="Standard">
      <style:text-properties officeooo:rsid="00360ae1" officeooo:paragraph-rsid="00360ae1"/>
    </style:style>
    <style:style style:name="P34" style:family="paragraph" style:parent-style-name="Standard">
      <style:paragraph-properties style:writing-mode="lr-tb"/>
      <style:text-properties officeooo:rsid="00360ae1" officeooo:paragraph-rsid="00360ae1"/>
    </style:style>
    <style:style style:name="P35" style:family="paragraph" style:parent-style-name="Standard">
      <style:paragraph-properties style:writing-mode="lr-tb"/>
      <style:text-properties officeooo:paragraph-rsid="003ec4e3"/>
    </style:style>
    <style:style style:name="T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officeooo:rsid="00074914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officeooo:rsid="00076fae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officeooo:rsid="000a09f0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normal" fo:font-weight="normal" officeooo:rsid="000b28d2" style:font-size-asian="10pt" style:font-style-asian="normal" style:font-weight-asian="normal"/>
    </style:style>
    <style:style style:name="T6" style:family="text">
      <style:text-properties fo:color="#080808" loext:opacity="100%" style:font-name="JetBrains Mono" fo:font-size="10pt" fo:font-style="normal" fo:font-weight="normal" officeooo:rsid="000b97de" style:font-size-asian="10pt" style:font-style-asian="normal" style:font-weight-asian="normal"/>
    </style:style>
    <style:style style:name="T7" style:family="text">
      <style:text-properties fo:color="#080808" loext:opacity="100%" style:font-name="JetBrains Mono" fo:font-size="10pt" fo:font-style="normal" fo:font-weight="normal" officeooo:rsid="000cf2e2" style:font-size-asian="10pt" style:font-style-asian="normal" style:font-weight-asian="normal"/>
    </style:style>
    <style:style style:name="T8" style:family="text">
      <style:text-properties fo:color="#080808" loext:opacity="100%" style:font-name="JetBrains Mono" fo:font-size="10pt" fo:font-style="normal" fo:font-weight="normal" officeooo:rsid="000db93b" style:font-size-asian="10pt" style:font-style-asian="normal" style:font-weight-asian="normal"/>
    </style:style>
    <style:style style:name="T9" style:family="text">
      <style:text-properties fo:color="#080808" loext:opacity="100%" style:font-name="JetBrains Mono" fo:font-size="10pt" fo:font-style="normal" fo:font-weight="normal" officeooo:rsid="000f1c50" style:font-size-asian="10pt" style:font-style-asian="normal" style:font-weight-asian="normal"/>
    </style:style>
    <style:style style:name="T10" style:family="text">
      <style:text-properties fo:color="#080808" loext:opacity="100%" style:font-name="JetBrains Mono" fo:font-size="10pt" fo:font-style="normal" fo:font-weight="normal" officeooo:rsid="000f20f8" style:font-size-asian="10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officeooo:rsid="0010d00b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officeooo:rsid="0012c672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fo:font-weight="normal" officeooo:rsid="0014741b" style:font-size-asian="10pt" style:font-style-asian="normal" style:font-weight-asian="normal"/>
    </style:style>
    <style:style style:name="T14" style:family="text">
      <style:text-properties fo:color="#080808" loext:opacity="100%" style:font-name="JetBrains Mono" fo:font-size="10pt" fo:font-style="normal" fo:font-weight="normal" officeooo:rsid="0016543a" style:font-size-asian="10pt" style:font-style-asian="normal" style:font-weight-asian="normal"/>
    </style:style>
    <style:style style:name="T15" style:family="text">
      <style:text-properties fo:color="#080808" loext:opacity="100%" style:font-name="JetBrains Mono" fo:font-size="10pt" fo:font-style="normal" fo:font-weight="normal" officeooo:rsid="00185b77" style:font-size-asian="10pt" style:font-style-asian="normal" style:font-weight-asian="normal"/>
    </style:style>
    <style:style style:name="T16" style:family="text">
      <style:text-properties fo:color="#080808" loext:opacity="100%" style:font-name="JetBrains Mono" fo:font-size="10pt" fo:font-style="normal" fo:font-weight="normal" officeooo:rsid="001a4610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officeooo:rsid="001d575a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fo:font-weight="normal" officeooo:rsid="003897b1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officeooo:rsid="003945f5" style:font-size-asian="10pt" style:font-style-asian="normal" style:font-weight-asian="normal"/>
    </style:style>
    <style:style style:name="T20" style:family="text">
      <style:text-properties fo:color="#080808" loext:opacity="100%" style:font-name="JetBrains Mono" fo:font-size="10pt" fo:font-style="normal" fo:font-weight="normal" officeooo:rsid="0039af08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normal" officeooo:rsid="003ec4e3" style:font-size-asian="10pt" style:font-style-asian="normal" style:font-weight-asian="normal"/>
    </style:style>
    <style:style style:name="T22" style:family="text">
      <style:text-properties fo:color="#080808" loext:opacity="100%" style:font-name="JetBrains Mono" fo:font-size="10pt" fo:font-style="normal" fo:font-weight="normal" officeooo:rsid="00418642" style:font-size-asian="10pt" style:font-style-asian="normal" style:font-weight-asian="normal"/>
    </style:style>
    <style:style style:name="T23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80808" loext:opacity="100%" style:font-name="Noto Sans Mono" fo:font-size="10pt" fo:font-style="normal" fo:font-weight="normal" officeooo:rsid="00185b77" style:font-size-asian="10pt" style:font-style-asian="normal" style:font-weight-asian="normal"/>
    </style:style>
    <style:style style:name="T25" style:family="text">
      <style:text-properties fo:color="#080808" loext:opacity="100%" style:font-name="Noto Sans Mono" fo:font-size="10pt" fo:font-style="normal" fo:font-weight="normal" officeooo:rsid="001a032b" style:font-size-asian="10pt" style:font-style-asian="normal" style:font-weight-asian="normal"/>
    </style:style>
    <style:style style:name="T26" style:family="text">
      <style:text-properties fo:color="#080808" loext:opacity="100%" style:font-name="Noto Sans Mono" fo:font-size="10pt" fo:font-style="normal" fo:font-weight="normal" officeooo:rsid="001a4610" style:font-size-asian="10pt" style:font-style-asian="normal" style:font-weight-asian="normal"/>
    </style:style>
    <style:style style:name="T27" style:family="text">
      <style:text-properties fo:color="#080808" loext:opacity="100%" style:font-name="Noto Sans Mono" fo:font-size="10pt" fo:font-style="normal" fo:font-weight="normal" officeooo:rsid="001c30d4" style:font-size-asian="10pt" style:font-style-asian="normal" style:font-weight-asian="normal"/>
    </style:style>
    <style:style style:name="T28" style:family="text">
      <style:text-properties fo:color="#080808" loext:opacity="100%" style:font-name="Noto Sans Mono" fo:font-size="10pt" fo:font-style="normal" fo:font-weight="normal" officeooo:rsid="001d575a" style:font-size-asian="10pt" style:font-style-asian="normal" style:font-weight-asian="normal"/>
    </style:style>
    <style:style style:name="T29" style:family="text">
      <style:text-properties fo:color="#080808" loext:opacity="100%" style:font-name="Noto Sans Mono" fo:font-size="10pt" fo:font-style="normal" fo:font-weight="normal" officeooo:rsid="001e014b" style:font-size-asian="10pt" style:font-style-asian="normal" style:font-weight-asian="normal"/>
    </style:style>
    <style:style style:name="T30" style:family="text">
      <style:text-properties fo:color="#080808" loext:opacity="100%" style:font-name="Noto Sans Mono" fo:font-size="10pt" fo:font-style="normal" fo:font-weight="normal" officeooo:rsid="001eb19c" style:font-size-asian="10pt" style:font-style-asian="normal" style:font-weight-asian="normal"/>
    </style:style>
    <style:style style:name="T31" style:family="text">
      <style:text-properties fo:color="#080808" loext:opacity="100%" style:font-name="Noto Sans Mono" fo:font-size="10pt" fo:font-style="normal" fo:font-weight="normal" officeooo:rsid="004283bd" style:font-size-asian="10pt" style:font-style-asian="normal" style:font-weight-asian="normal"/>
    </style:style>
    <style:style style:name="T32" style:family="text">
      <style:text-properties fo:color="#080808" loext:opacity="100%" style:font-name="Noto Sans Mono" fo:font-size="10pt" fo:font-style="normal" fo:font-weight="normal" officeooo:rsid="00437ef8" style:font-size-asian="10pt" style:font-style-asian="normal" style:font-weight-asian="normal"/>
    </style:style>
    <style:style style:name="T33" style:family="text">
      <style:text-properties fo:color="#080808" loext:opacity="100%" style:font-name="Noto Sans Mono" fo:font-size="10pt" fo:font-style="normal" fo:font-weight="normal" officeooo:rsid="0044b415" style:font-size-asian="10pt" style:font-style-asian="normal" style:font-weight-asian="normal"/>
    </style:style>
    <style:style style:name="T34" style:family="text">
      <style:text-properties fo:color="#080808" loext:opacity="100%" style:font-name="Noto Sans Mono" fo:font-size="10pt" fo:font-style="normal" fo:font-weight="normal" officeooo:rsid="004647a1" style:font-size-asian="10pt" style:font-style-asian="normal" style:font-weight-asian="normal"/>
    </style:style>
    <style:style style:name="T35" style:family="text">
      <style:text-properties fo:color="#080808" loext:opacity="100%" style:font-name="Noto Sans Mono" fo:font-size="10pt" fo:font-style="normal" fo:font-weight="normal" officeooo:rsid="0047a478" style:font-size-asian="10pt" style:font-style-asian="normal" style:font-weight-asian="normal"/>
    </style:style>
    <style:style style:name="T36" style:family="text">
      <style:text-properties fo:color="#080808" loext:opacity="100%" style:font-name="Noto Sans Mono" fo:font-size="10pt" fo:font-style="normal" fo:font-weight="normal" officeooo:rsid="0047e2ca" style:font-size-asian="10pt" style:font-style-asian="normal" style:font-weight-asian="normal"/>
    </style:style>
    <style:style style:name="T37" style:family="text">
      <style:text-properties fo:color="#080808" loext:opacity="100%" style:font-name="Noto Sans Mono" fo:font-size="10pt" fo:font-style="normal" fo:font-weight="normal" officeooo:rsid="0049637c" style:font-size-asian="10pt" style:font-style-asian="normal" style:font-weight-asian="normal"/>
    </style:style>
    <style:style style:name="T38" style:family="text">
      <style:text-properties fo:color="#080808" loext:opacity="100%" style:font-name="Noto Sans Mono" fo:font-size="10pt" fo:font-style="normal" fo:font-weight="normal" officeooo:rsid="004a8c2c" style:font-size-asian="10pt" style:font-style-asian="normal" style:font-weight-asian="normal"/>
    </style:style>
    <style:style style:name="T39" style:family="text">
      <style:text-properties fo:color="#080808" loext:opacity="100%" style:font-name="Noto Sans Mono" fo:font-size="10pt" fo:font-style="normal" fo:font-weight="normal" officeooo:rsid="004c697f" style:font-size-asian="10pt" style:font-style-asian="normal" style:font-weight-asian="normal"/>
    </style:style>
    <style:style style:name="T40" style:family="text">
      <style:text-properties fo:color="#080808" loext:opacity="100%" style:font-name="Noto Sans Mono" fo:font-size="10pt" fo:font-style="normal" fo:font-weight="normal" officeooo:rsid="004e2cfe" style:font-size-asian="10pt" style:font-style-asian="normal" style:font-weight-asian="normal"/>
    </style:style>
    <style:style style:name="T41" style:family="text">
      <style:text-properties officeooo:rsid="00058935"/>
    </style:style>
    <style:style style:name="T42" style:family="text">
      <style:text-properties officeooo:rsid="00074914"/>
    </style:style>
    <style:style style:name="T43" style:family="text">
      <style:text-properties officeooo:rsid="00076fae"/>
    </style:style>
    <style:style style:name="T44" style:family="text">
      <style:text-properties officeooo:rsid="000a09f0"/>
    </style:style>
    <style:style style:name="T45" style:family="text">
      <style:text-properties officeooo:rsid="000b28d2"/>
    </style:style>
    <style:style style:name="T46" style:family="text">
      <style:text-properties officeooo:rsid="000b97de"/>
    </style:style>
    <style:style style:name="T47" style:family="text">
      <style:text-properties officeooo:rsid="000c60a6"/>
    </style:style>
    <style:style style:name="T48" style:family="text">
      <style:text-properties officeooo:rsid="000db93b"/>
    </style:style>
    <style:style style:name="T49" style:family="text">
      <style:text-properties officeooo:rsid="000f1c50"/>
    </style:style>
    <style:style style:name="T50" style:family="text">
      <style:text-properties officeooo:rsid="000f20f8"/>
    </style:style>
    <style:style style:name="T51" style:family="text">
      <style:text-properties officeooo:rsid="0010d00b"/>
    </style:style>
    <style:style style:name="T52" style:family="text">
      <style:text-properties officeooo:rsid="0012c672"/>
    </style:style>
    <style:style style:name="T53" style:family="text">
      <style:text-properties officeooo:rsid="001374b0"/>
    </style:style>
    <style:style style:name="T54" style:family="text">
      <style:text-properties officeooo:rsid="0014741b"/>
    </style:style>
    <style:style style:name="T55" style:family="text">
      <style:text-properties officeooo:rsid="0016543a"/>
    </style:style>
    <style:style style:name="T56" style:family="text">
      <style:text-properties officeooo:rsid="0017e6b3"/>
    </style:style>
    <style:style style:name="T57" style:family="text">
      <style:text-properties officeooo:rsid="00185b77"/>
    </style:style>
    <style:style style:name="T58" style:family="text">
      <style:text-properties officeooo:rsid="001a032b"/>
    </style:style>
    <style:style style:name="T59" style:family="text">
      <style:text-properties officeooo:rsid="001d575a"/>
    </style:style>
    <style:style style:name="T60" style:family="text">
      <style:text-properties officeooo:rsid="001e014b"/>
    </style:style>
    <style:style style:name="T61" style:family="text">
      <style:text-properties officeooo:rsid="001eb73e"/>
    </style:style>
    <style:style style:name="T62" style:family="text">
      <style:text-properties officeooo:rsid="002068ab"/>
    </style:style>
    <style:style style:name="T63" style:family="text">
      <style:text-properties officeooo:rsid="00218ed1"/>
    </style:style>
    <style:style style:name="T64" style:family="text">
      <style:text-properties officeooo:rsid="0022cf97"/>
    </style:style>
    <style:style style:name="T65" style:family="text">
      <style:text-properties officeooo:rsid="0022f773"/>
    </style:style>
    <style:style style:name="T66" style:family="text">
      <style:text-properties officeooo:rsid="00232aa5"/>
    </style:style>
    <style:style style:name="T67" style:family="text">
      <style:text-properties fo:background-color="#ffff00" loext:char-shading-value="0"/>
    </style:style>
    <style:style style:name="T68" style:family="text">
      <style:text-properties officeooo:rsid="0023f1a7"/>
    </style:style>
    <style:style style:name="T69" style:family="text">
      <style:text-properties officeooo:rsid="0024a3cc"/>
    </style:style>
    <style:style style:name="T70" style:family="text">
      <style:text-properties officeooo:rsid="0026453e"/>
    </style:style>
    <style:style style:name="T71" style:family="text">
      <style:text-properties officeooo:rsid="0028e650"/>
    </style:style>
    <style:style style:name="T72" style:family="text">
      <style:text-properties officeooo:rsid="002ae5c8"/>
    </style:style>
    <style:style style:name="T73" style:family="text">
      <style:text-properties officeooo:rsid="002dad02"/>
    </style:style>
    <style:style style:name="T74" style:family="text">
      <style:text-properties officeooo:rsid="002f63b9"/>
    </style:style>
    <style:style style:name="T75" style:family="text">
      <style:text-properties officeooo:rsid="00313959"/>
    </style:style>
    <style:style style:name="T76" style:family="text">
      <style:text-properties officeooo:rsid="00324250"/>
    </style:style>
    <style:style style:name="T77" style:family="text">
      <style:text-properties officeooo:rsid="003328e5"/>
    </style:style>
    <style:style style:name="T78" style:family="text">
      <style:text-properties officeooo:rsid="003328e5" fo:background-color="transparent" loext:char-shading-value="0"/>
    </style:style>
    <style:style style:name="T79" style:family="text">
      <style:text-properties fo:background-color="transparent" loext:char-shading-value="0"/>
    </style:style>
    <style:style style:name="T80" style:family="text">
      <style:text-properties officeooo:rsid="0023f1a7" fo:background-color="transparent" loext:char-shading-value="0"/>
    </style:style>
    <style:style style:name="T81" style:family="text">
      <style:text-properties officeooo:rsid="0035b5f2"/>
    </style:style>
    <style:style style:name="T82" style:family="text">
      <style:text-properties officeooo:rsid="00360ae1"/>
    </style:style>
    <style:style style:name="T83" style:family="text">
      <style:text-properties officeooo:rsid="00385a8e"/>
    </style:style>
    <style:style style:name="T84" style:family="text">
      <style:text-properties officeooo:rsid="003897b1"/>
    </style:style>
    <style:style style:name="T85" style:family="text">
      <style:text-properties officeooo:rsid="0039af08"/>
    </style:style>
    <style:style style:name="T86" style:family="text">
      <style:text-properties officeooo:rsid="003d8470"/>
    </style:style>
    <style:style style:name="T87" style:family="text">
      <style:text-properties officeooo:rsid="003ec4e3"/>
    </style:style>
    <style:style style:name="T88" style:family="text">
      <style:text-properties officeooo:rsid="0040ad93"/>
    </style:style>
    <style:style style:name="T89" style:family="text">
      <style:text-properties officeooo:rsid="0040b589"/>
    </style:style>
    <style:style style:name="T90" style:family="text">
      <style:text-properties officeooo:rsid="0040df9c"/>
    </style:style>
    <style:style style:name="T91" style:family="text">
      <style:text-properties officeooo:rsid="00415aff"/>
    </style:style>
    <style:style style:name="T92" style:family="text">
      <style:text-properties officeooo:rsid="00418642"/>
    </style:style>
    <style:style style:name="T93" style:family="text">
      <style:text-properties officeooo:rsid="0042408d"/>
    </style:style>
    <style:style style:name="T94" style:family="text">
      <style:text-properties fo:color="#c9211e" loext:opacity="100%" style:font-name="Noto Sans Mono" fo:font-size="10pt" fo:font-style="normal" fo:font-weight="normal" style:font-size-asian="10pt" style:font-style-asian="normal" style:font-weight-asian="normal"/>
    </style:style>
    <style:style style:name="T95" style:family="text">
      <style:text-properties fo:color="#c9211e" loext:opacity="100%" style:font-name="Noto Sans Mono" fo:font-size="10pt" fo:font-style="normal" fo:font-weight="normal" officeooo:rsid="004a8c2c" style:font-size-asian="10pt" style:font-style-asian="normal" style:font-weight-asian="normal"/>
    </style:style>
    <style:style style:name="T96" style:family="text">
      <style:text-properties fo:color="#c9211e" loext:opacity="100%" style:font-name="Noto Sans Mono" fo:font-size="10pt" fo:font-style="normal" fo:font-weight="normal" officeooo:rsid="001c30d4" style:font-size-asian="10pt" style:font-style-asian="normal" style:font-weight-asian="normal"/>
    </style:style>
    <style:style style:name="T97" style:family="text">
      <style:text-properties officeooo:rsid="004fc50d"/>
    </style:style>
    <style:style style:name="T98" style:family="text">
      <style:text-properties officeooo:rsid="0051a03d"/>
    </style:style>
    <style:style style:name="T99" style:family="text">
      <style:text-properties officeooo:rsid="005378cf"/>
    </style:style>
    <style:style style:name="T100" style:family="text">
      <style:text-properties officeooo:rsid="00539ff0"/>
    </style:style>
    <style:style style:name="T101" style:family="text">
      <style:text-properties officeooo:rsid="0053f090"/>
    </style:style>
    <style:style style:name="T102" style:family="text">
      <style:text-properties officeooo:rsid="0055db7f"/>
    </style:style>
    <style:style style:name="T103" style:family="text">
      <style:text-properties officeooo:rsid="00579fc5"/>
    </style:style>
    <style:style style:name="T104" style:family="text">
      <style:text-properties officeooo:rsid="00584c00"/>
    </style:style>
    <style:style style:name="T105" style:family="text">
      <style:text-properties officeooo:rsid="005a4069"/>
    </style:style>
    <style:style style:name="T106" style:family="text">
      <style:text-properties officeooo:rsid="005be8ea"/>
    </style:style>
    <style:style style:name="T107" style:family="text">
      <style:text-properties officeooo:rsid="005c70b4"/>
    </style:style>
    <style:style style:name="T108" style:family="text">
      <style:text-properties officeooo:rsid="00600e02"/>
    </style:style>
    <style:style style:name="T109" style:family="text">
      <style:text-properties officeooo:rsid="00608221"/>
    </style:style>
    <style:style style:name="T110" style:family="text">
      <style:text-properties officeooo:rsid="0060fe31"/>
    </style:style>
    <style:style style:name="T111" style:family="text">
      <style:text-properties officeooo:rsid="006209bc"/>
    </style:style>
    <style:style style:name="T112" style:family="text">
      <style:text-properties officeooo:rsid="00622b2f"/>
    </style:style>
    <style:style style:name="T113" style:family="text">
      <style:text-properties officeooo:rsid="0063552f"/>
    </style:style>
    <style:style style:name="T114" style:family="text">
      <style:text-properties officeooo:rsid="00644c47"/>
    </style:style>
    <style:style style:name="T115" style:family="text">
      <style:text-properties officeooo:rsid="00665dca"/>
    </style:style>
    <style:style style:name="T116" style:family="text">
      <style:text-properties officeooo:rsid="006811a7"/>
    </style:style>
    <style:style style:name="T117" style:family="text">
      <style:text-properties officeooo:rsid="0068ce1f"/>
    </style:style>
    <style:style style:name="T118" style:family="text">
      <style:text-properties officeooo:rsid="00690d5f"/>
    </style:style>
    <style:style style:name="T119" style:family="text">
      <style:text-properties officeooo:rsid="006bf7ea"/>
    </style:style>
    <style:style style:name="T120" style:family="text">
      <style:text-properties officeooo:rsid="006ce924"/>
    </style:style>
    <style:style style:name="T121" style:family="text">
      <style:text-properties officeooo:rsid="006e8629"/>
    </style:style>
    <style:style style:name="T122" style:family="text">
      <style:text-properties officeooo:rsid="006fe7a1"/>
    </style:style>
    <style:style style:name="T123" style:family="text">
      <style:text-properties officeooo:rsid="0070cbaa"/>
    </style:style>
    <style:style style:name="T124" style:family="text">
      <style:text-properties officeooo:rsid="0071e37f"/>
    </style:style>
    <style:style style:name="T125" style:family="text">
      <style:text-properties officeooo:rsid="0073c4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Give the root from which each form is derived, and translate.</text:p>
      <text:p text:style-name="Standard">Example: भरामि – √भृ, ‘I carry’ (Remember that future forms are ambiguous outside the active.)</text:p>
      <text:p text:style-name="Standard"/>
      <text:p text:style-name="P1">१) <text:bookmark-start text:name="__DdeLink__6809_3870421888"/>मु<text:bookmark-end text:name="__DdeLink__6809_3870421888"/>च्यसे → <text:span text:style-name="T1">√</text:span><text:span text:style-name="T23">मुच् </text:span><text:span text:style-name="T1">(VI </text:span><text:span text:style-name="T23">मुञ्चति</text:span><text:span text:style-name="T1">), </text:span><text:span text:style-name="T2">pres, pass, 2p, sg</text:span>→ <text:span text:style-name="T42">ты освобождаешься</text:span><text:span text:style-name="T54">(кем-то)</text:span></text:p>
      <text:p text:style-name="P1">२) <text:bookmark-start text:name="__DdeLink__6829_3870421888"/>वेपि<text:bookmark-end text:name="__DdeLink__6829_3870421888"/>ष्यसे→ <text:span text:style-name="T1">√</text:span><text:span text:style-name="T23">विप </text:span><text:span text:style-name="T1">(I </text:span><text:span text:style-name="T23">वेपते</text:span><text:span text:style-name="T1">) </text:span><text:span text:style-name="T2">fut, mv</text:span><text:span text:style-name="T17">\pass</text:span><text:span text:style-name="T2">, 2p, sg</text:span> → <text:span text:style-name="T42">ты будешь дрожать, </text:span><text:span text:style-name="T59">тебя будут трясти</text:span></text:p>
      <text:p text:style-name="P1">३) <text:bookmark-start text:name="__DdeLink__6849_3870421888"/>वक्ष्य<text:bookmark-end text:name="__DdeLink__6849_3870421888"/>से→ <text:bookmark-start text:name="__DdeLink__6889_3870421888"/><text:span text:style-name="T1">√</text:span><text:span text:style-name="T23">व</text:span><text:bookmark-end text:name="__DdeLink__6889_3870421888"/><text:span text:style-name="T23">च् </text:span><text:span text:style-name="T1">(II </text:span><text:span text:style-name="T23">वक्ति</text:span><text:span text:style-name="T1">)</text:span> <text:span text:style-name="T42">fut, mv</text:span><text:span text:style-name="T59">\pass</text:span><text:span text:style-name="T42">, 2p, sg</text:span>→<text:span text:style-name="T42">ты будешь гов</text:span><text:span text:style-name="T59">о</text:span><text:span text:style-name="T42">рить, </text:span><text:span text:style-name="T83">тебя оповестят</text:span></text:p>
      <text:p text:style-name="P1">४) <text:bookmark-start text:name="__DdeLink__6863_3870421888"/>वर्धि<text:bookmark-end text:name="__DdeLink__6863_3870421888"/>ष्यन्ति→ <text:span text:style-name="T1">√</text:span><text:span text:style-name="T23">वृध् <text:s/></text:span><text:span text:style-name="T1">(I </text:span><text:span text:style-name="T23">वर्धति </text:span><text:span text:style-name="T1">vardhati)</text:span> <text:span text:style-name="T42">fut, av, 3p, pl</text:span>→ <text:span text:style-name="T42">они будут расти</text:span></text:p>
      <text:p text:style-name="P1">५) <text:bookmark-start text:name="__DdeLink__6885_3870421888"/>वे<text:bookmark-end text:name="__DdeLink__6885_3870421888"/>क्ष्यामि→ <text:span text:style-name="T1">√</text:span><text:span text:style-name="T23">विश् </text:span><text:span text:style-name="T1">(VI </text:span><text:span text:style-name="T23">विशति</text:span><text:span text:style-name="T1">)</text:span> <text:span text:style-name="T42">fut, av, 1p, sg</text:span>→<text:span text:style-name="T42">я войду</text:span></text:p>
      <text:p text:style-name="P1">६) <text:bookmark-start text:name="__DdeLink__6920_3870421888"/>लप्स्य<text:bookmark-end text:name="__DdeLink__6920_3870421888"/>न्ते→<text:span text:style-name="T1">√</text:span><text:span text:style-name="T23">लभ् </text:span><text:span text:style-name="T1">(I </text:span><text:span text:style-name="T23">लभते</text:span><text:span text:style-name="T1">)</text:span> <text:span text:style-name="T43">fut, av, 3p, pl</text:span>→ <text:span text:style-name="T43">они получат</text:span></text:p>
      <text:p text:style-name="P1">७) <text:bookmark-start text:name="__DdeLink__6940_3870421888"/>द्रो<text:bookmark-end text:name="__DdeLink__6940_3870421888"/>ष्यन्ति→ <text:span text:style-name="T1">√</text:span><text:span text:style-name="T23">द्रु </text:span><text:span text:style-name="T1">(I </text:span><text:span text:style-name="T23">द्रवति</text:span><text:span text:style-name="T1">)</text:span> <text:span text:style-name="T43">fut, av, 3p, pl</text:span>→ <text:span text:style-name="T43">они побегут</text:span></text:p>
      <text:p text:style-name="P5">८) <text:bookmark-start text:name="__DdeLink__7655_3870421888"/><text:bookmark-start text:name="__DdeLink__6958_3870421888"/>धी<text:bookmark-end text:name="__DdeLink__7655_3870421888"/><text:bookmark-end text:name="__DdeLink__6958_3870421888"/>यावहे→ <text:span text:style-name="T1">√</text:span><text:span text:style-name="T23">धा</text:span><text:span text:style-name="T1"> (III </text:span><text:span text:style-name="T23">दधाति</text:span><text:span text:style-name="T1">) </text:span><text:span text:style-name="T15">pres, </text:span><text:span text:style-name="T18">pass</text:span><text:span text:style-name="T15">, 1p, du</text:span> → <text:span text:style-name="T57">мы(двое) </text:span><text:span text:style-name="T84">помещаемся</text:span></text:p>
      <text:p text:style-name="P1">९) लभेथे→ <text:span text:style-name="T1">√</text:span><text:span text:style-name="T23">लभ् </text:span><text:span text:style-name="T1">(I </text:span><text:span text:style-name="T23">लभते</text:span><text:span text:style-name="T1">)</text:span> <text:span text:style-name="T43">pres, mv, 2p, du</text:span> <text:s/>→ <text:span text:style-name="T43">вы(двое) получаете</text:span></text:p>
      <text:p text:style-name="P1">१०) <text:bookmark-start text:name="__DdeLink__6981_3870421888"/>व<text:bookmark-end text:name="__DdeLink__6981_3870421888"/>र्तिष्यन्ते→ <text:span text:style-name="T1">√</text:span><text:span text:style-name="T23">वृत् </text:span><text:span text:style-name="T1">(I </text:span><text:span text:style-name="T23">वर्तते</text:span><text:span text:style-name="T1">) </text:span><text:span text:style-name="T3">fut, mv</text:span><text:span text:style-name="T17">\pass</text:span><text:span text:style-name="T3">, 3p, pl</text:span>→ <text:span text:style-name="T43">они повернутся, </text:span><text:span text:style-name="T59">их повернут</text:span></text:p>
      <text:p text:style-name="P1">११) <text:bookmark-start text:name="__DdeLink__7001_3870421888"/>हूयेते<text:bookmark-end text:name="__DdeLink__7001_3870421888"/>→ <text:span text:style-name="T1">√</text:span><text:span text:style-name="T23">हु </text:span><text:span text:style-name="T1">(III </text:span><text:span text:style-name="T23">जुहोति</text:span><text:span text:style-name="T1">) </text:span><text:span text:style-name="T3">pres, pass, 3p, </text:span><text:span text:style-name="T19">du</text:span>→ <text:span text:style-name="T43">он приносится в жертву</text:span></text:p>
      <text:p text:style-name="P1">१२) जुह्वाते→ <text:span text:style-name="T1">√</text:span><text:span text:style-name="T23">हु </text:span><text:span text:style-name="T1">(III </text:span><text:span text:style-name="T23">जुहोति</text:span><text:span text:style-name="T1">)</text:span><text:span text:style-name="T4"> pres, mv, 3p, </text:span><text:span text:style-name="T20">du</text:span>→ <text:span text:style-name="T85">они(двое)</text:span><text:span text:style-name="T44"> приносит в жертву</text:span></text:p>
      <text:p text:style-name="P1">१३) ईक्षध्वे→ <text:span text:style-name="T1">√</text:span><text:span text:style-name="T23">ईक्ष् </text:span><text:span text:style-name="T1">(I </text:span><text:span text:style-name="T23">ईक्षते</text:span><text:span text:style-name="T1">) </text:span><text:span text:style-name="T5">pres, mv, 2p, pl</text:span>→ <text:span text:style-name="T45">вы видите</text:span></text:p>
      <text:p text:style-name="P3">१४) ईक्षिष्यावहे→ <text:span text:style-name="T1">√</text:span><text:span text:style-name="T23">ईक्ष् </text:span><text:span text:style-name="T1">(I </text:span><text:span text:style-name="T23">ईक्षते</text:span><text:span text:style-name="T1">)</text:span> <text:span text:style-name="T45">fut, mv</text:span><text:span text:style-name="T59">\pass</text:span><text:span text:style-name="T45">,1p, du </text:span>→ <text:span text:style-name="T45">мы (двое) увидим</text:span></text:p>
      <text:p text:style-name="P1">१५) <text:bookmark-start text:name="__DdeLink__7059_3870421888"/>भी<text:bookmark-end text:name="__DdeLink__7059_3870421888"/>यामहे→ <text:span text:style-name="T1">√</text:span><text:span text:style-name="T23">भी </text:span><text:span text:style-name="T1">(III </text:span><text:span text:style-name="T23">बिभेति</text:span><text:span text:style-name="T1">) </text:span><text:span text:style-name="T6">pres, pass, 1p, pl</text:span> → <text:span text:style-name="T46">мы пугае</text:span><text:span text:style-name="T53">тся (кем-то)</text:span></text:p>
      <text:p text:style-name="P1">१६) लप्स्यध्वे→ <text:span text:style-name="T1">√</text:span><text:span text:style-name="T23">लभ् </text:span><text:span text:style-name="T1">(I </text:span><text:span text:style-name="T23">लभते</text:span><text:span text:style-name="T1">)</text:span> <text:span text:style-name="T47">fut, mv</text:span><text:span text:style-name="T59">\pass</text:span><text:span text:style-name="T47">, 2p, pl</text:span>→ <text:span text:style-name="T47">вы возьмёте, </text:span><text:span text:style-name="T86">вас</text:span><text:span text:style-name="T59"> возьмут</text:span></text:p>
      <text:p text:style-name="P5">१७) <text:bookmark-start text:name="__DdeLink__7676_3870421888"/>द्यो<text:bookmark-end text:name="__DdeLink__7676_3870421888"/>तावहे→ <text:span text:style-name="T1">√</text:span><text:span text:style-name="T23">द्युत् </text:span><text:span text:style-name="T1">(I </text:span><text:span text:style-name="T23">द्योतते</text:span><text:span text:style-name="T1">) </text:span><text:span text:style-name="T15">pres, mv, 1p, du</text:span> → <text:span text:style-name="T56">мы(вдвоём) сияем</text:span></text:p>
      <text:p text:style-name="P35">१८) <text:bookmark-start text:name="__DdeLink__7081_3870421888"/>वि<text:bookmark-end text:name="__DdeLink__7081_3870421888"/>द्ये→ <text:bookmark-start text:name="__DdeLink__8303_3870421888"/><text:bookmark-start text:name="__DdeLink__7468_3870421888"/><text:span text:style-name="T1">√</text:span><text:span text:style-name="T23">विद</text:span><text:bookmark-end text:name="__DdeLink__8303_3870421888"/><text:bookmark-end text:name="__DdeLink__7468_3870421888"/><text:span text:style-name="T23"> </text:span><text:span text:style-name="T1">(VI </text:span><text:span text:style-name="T23">विन्दति, </text:span><text:span text:style-name="T1">II </text:span><text:span text:style-name="T23">वेत्ति</text:span><text:span text:style-name="T1">) </text:span><text:span text:style-name="T7">pres, </text:span><text:span text:style-name="T21">pass</text:span><text:span text:style-name="T7">, 1p, sg</text:span> → <text:span text:style-name="T87">я нахожусь, я познаюсь</text:span></text:p>
      <text:p text:style-name="P5">१९) <text:bookmark-start text:name="__DdeLink__7097_3870421888"/>उ<text:bookmark-end text:name="__DdeLink__7097_3870421888"/>ह्यामहे→ <text:span text:style-name="T1">√</text:span><text:span text:style-name="T23">वह् </text:span><text:span text:style-name="T1">(I </text:span><text:span text:style-name="T23">वहति</text:span><text:span text:style-name="T1">)</text:span> <text:span text:style-name="T57">pres, pass, 1p, pl</text:span>→<text:span text:style-name="T56">мы везёмся (кем-то)</text:span> </text:p>
      <text:p text:style-name="P5">२०) <text:bookmark-start text:name="__DdeLink__7724_3870421888"/><text:span text:style-name="T41">स्तू</text:span><text:bookmark-end text:name="__DdeLink__7724_3870421888"/><text:span text:style-name="T41">यध्वे</text:span>→ <text:span text:style-name="T1">√</text:span><text:span text:style-name="T23">स्तु</text:span><text:span text:style-name="T1"> (II </text:span><text:span text:style-name="T23">स्तौति</text:span><text:span text:style-name="T1">)</text:span>→ <text:span text:style-name="T57">pres, pass, 2p, pl → </text:span><text:span text:style-name="T56">вы восхваляетесь(кем-то)</text:span></text:p>
      <text:p text:style-name="P1">२१) <text:bookmark-start text:name="__DdeLink__7099_3870421888"/>ज<text:bookmark-end text:name="__DdeLink__7099_3870421888"/>निष्यामि→ <text:span text:style-name="T1">√</text:span><text:span text:style-name="T23">जन</text:span><text:span text:style-name="T1"> (IV </text:span><text:span text:style-name="T23">जन्यते</text:span><text:span text:style-name="T1">) </text:span><text:span text:style-name="T8">fut, av, 1p, sg</text:span> → <text:span text:style-name="T48">я рожу, я рожусь</text:span></text:p>
      <text:p text:style-name="P1">२२) <text:bookmark-start text:name="__DdeLink__7129_3870421888"/>यु<text:bookmark-end text:name="__DdeLink__7129_3870421888"/>ध्यते→ <text:span text:style-name="T1">√</text:span><text:span text:style-name="T23">युध</text:span><text:span text:style-name="T1"> (IV </text:span><text:span text:style-name="T23">युध्यते</text:span><text:span text:style-name="T1">), </text:span><text:span text:style-name="T8">pres, mv, 3p, sg</text:span> → <text:span text:style-name="T48">он сражается</text:span></text:p>
      <text:p text:style-name="P1">२३) म्रियध्वे→ <text:span text:style-name="T1">√</text:span><text:span text:style-name="T23">मृ </text:span><text:span text:style-name="T1">(IV </text:span><text:span text:style-name="T23">म्रियते</text:span><text:span text:style-name="T1">, -</text:span><text:span text:style-name="T23">ति</text:span><text:span text:style-name="T1">) </text:span><text:span text:style-name="T9">pres, mv, 2p, pl</text:span>→ <text:span text:style-name="T49">вы умираете</text:span></text:p>
      <text:p text:style-name="P4">२४) <text:bookmark-start text:name="__DdeLink__7471_3870421888"/>अवतरि<text:bookmark-end text:name="__DdeLink__7471_3870421888"/>ष्यसि→ <text:span text:style-name="T23">अव</text:span><text:span text:style-name="T1">-√</text:span><text:span text:style-name="T23">तॄ</text:span><text:span text:style-name="T1"> (I </text:span><text:span text:style-name="T23">अवतरति</text:span><text:span text:style-name="T1">) </text:span><text:span text:style-name="T10">fut, av, 2p, sg</text:span><text:span text:style-name="T1"> </text:span>→ <text:span text:style-name="T50">ты спустишься</text:span></text:p>
      <text:p text:style-name="P1">२५) वहिष्येथे→ <text:span text:style-name="T1">√</text:span><text:span text:style-name="T23">वह् </text:span><text:span text:style-name="T1">(I </text:span><text:span text:style-name="T23">वहति</text:span><text:span text:style-name="T1">) </text:span><text:span text:style-name="T10">fut, mv</text:span><text:span text:style-name="T17">\pass</text:span><text:span text:style-name="T10">, 2p, du</text:span>→ <text:span text:style-name="T50">вы(двое) везёте, едете, </text:span><text:span text:style-name="T59">нас(двоих) везут</text:span></text:p>
      <text:p text:style-name="P1">२६) मरिष्यते→ <text:s/><text:span text:style-name="T1">√</text:span><text:span text:style-name="T23">मृ </text:span><text:span text:style-name="T1">(IV </text:span><text:span text:style-name="T23">म्रियते</text:span><text:span text:style-name="T1">, -</text:span><text:span text:style-name="T23">ति</text:span><text:span text:style-name="T1">) </text:span><text:span text:style-name="T10">fut, mv</text:span><text:span text:style-name="T17">\pass</text:span><text:span text:style-name="T10">, 3p, sg</text:span> → <text:span text:style-name="T50">он умрёт, </text:span></text:p>
      <text:p text:style-name="P1">२७) अभि<text:bookmark-start text:name="__DdeLink__7212_3870421888"/>भू<text:bookmark-end text:name="__DdeLink__7212_3870421888"/>यध्वे→ <text:span text:style-name="T23">अभि</text:span><text:span text:style-name="T1">-√</text:span><text:span text:style-name="T23">भू </text:span><text:span text:style-name="T1">(I </text:span><text:span text:style-name="T23">अभिभवति</text:span><text:span text:style-name="T1">) </text:span><text:span text:style-name="T11">pres, pass, 2p, pl</text:span> → <text:span text:style-name="T51">вы одолеваетесь</text:span><text:span text:style-name="T53">(кем-то)</text:span></text:p>
      <text:p text:style-name="P5">२८) दीयते→ <text:span text:style-name="T1">√</text:span><text:span text:style-name="T23">दा </text:span><text:span text:style-name="T1">(III </text:span><text:span text:style-name="T23">ददाति</text:span><text:span text:style-name="T1">) </text:span><text:span text:style-name="T15">pres, pass, 3p, sg</text:span>→ <text:span text:style-name="T88">он </text:span><text:span text:style-name="T56">даётся (кем-то)</text:span></text:p>
      <text:p text:style-name="P2">२९) <text:bookmark-start text:name="__DdeLink__7255_3870421888"/>नी<text:bookmark-end text:name="__DdeLink__7255_3870421888"/>येथे→ <text:s/><text:span text:style-name="T1">√</text:span><text:span text:style-name="T23">नी </text:span><text:span text:style-name="T1">(I </text:span><text:span text:style-name="T23">नयति</text:span><text:span text:style-name="T1">) </text:span><text:span text:style-name="T12">pres, pass, 2p, du</text:span>→ <text:span text:style-name="T52">вы</text:span><text:span text:style-name="T89">(двое)</text:span><text:span text:style-name="T52"> </text:span><text:span text:style-name="T55">направяетесь</text:span><text:span text:style-name="T52"> </text:span><text:span text:style-name="T53">(кем-то)</text:span></text:p>
      <text:p text:style-name="P1">३०) नयेथे→ <text:span text:style-name="T1">√</text:span><text:span text:style-name="T23">नी <text:s/></text:span><text:span text:style-name="T1">(I </text:span><text:span text:style-name="T23">नयति</text:span><text:span text:style-name="T1">) </text:span><text:span text:style-name="T13">pres, mv, 2p, du</text:span> → <text:span text:style-name="T54">вы</text:span><text:span text:style-name="T90">(оба)</text:span><text:span text:style-name="T54"> ведёте</text:span></text:p>
      <text:p text:style-name="P1">३१) <text:bookmark-start text:name="__DdeLink__7297_3870421888"/>तुष्ये<text:bookmark-end text:name="__DdeLink__7297_3870421888"/>→ <text:span text:style-name="T1">√</text:span><text:span text:style-name="T23">तुष् </text:span><text:span text:style-name="T1">(IV </text:span><text:span text:style-name="T23">तुष्यति</text:span><text:span text:style-name="T1">) </text:span><text:span text:style-name="T14">pres, mv, 1p, sg</text:span> → <text:span text:style-name="T55">я радуюсь, </text:span><text:span text:style-name="T91">удовлетворяюсь(кем-то)</text:span></text:p>
      <text:p text:style-name="P1">३२) <text:bookmark-start text:name="__DdeLink__7311_3870421888"/>ले<text:bookmark-end text:name="__DdeLink__7311_3870421888"/>खिष्यामः→ <text:span text:style-name="T1">√</text:span><text:span text:style-name="T23">लिख् <text:s/></text:span><text:span text:style-name="T1">(VI </text:span><text:span text:style-name="T23">लिखति</text:span><text:span text:style-name="T1">)</text:span> <text:span text:style-name="T56">fut, av, 1p, pl</text:span>→ <text:span text:style-name="T56">мы напишем</text:span></text:p>
      <text:p text:style-name="P1">३३) <text:bookmark-start text:name="__DdeLink__7329_3870421888"/>नशि<text:bookmark-end text:name="__DdeLink__7329_3870421888"/>ष्यति→ <text:span text:style-name="T1">√</text:span><text:span text:style-name="T23">नश्</text:span><text:span text:style-name="T1"> (IV </text:span><text:span text:style-name="T23">नश्यति</text:span><text:span text:style-name="T1">) </text:span><text:span text:style-name="T15">fut, av, 3p, sg</text:span> → <text:span text:style-name="T56">он погибнет</text:span></text:p>
      <text:p text:style-name="P1">३४) <text:bookmark-start text:name="__DdeLink__7343_3870421888"/>जे<text:bookmark-end text:name="__DdeLink__7343_3870421888"/>ष्यन्ति→ <text:span text:style-name="T1">√</text:span><text:span text:style-name="T23">जि</text:span><text:span text:style-name="T1"> (I </text:span><text:span text:style-name="T23">जयति</text:span><text:span text:style-name="T1">) </text:span><text:span text:style-name="T15">fut, av, 3p, pl</text:span>→ <text:span text:style-name="T56">они победят</text:span></text:p>
      <text:p text:style-name="P1">३५) वर्त्स्यथ→ <text:span text:style-name="T1">√</text:span><text:span text:style-name="T23">वृत्</text:span><text:span text:style-name="T1"> (I </text:span><text:span text:style-name="T23">वर्तते</text:span><text:span text:style-name="T1">) </text:span><text:span text:style-name="T15">fut, av, 2p, pl</text:span>→<text:span text:style-name="T56">вы повернете</text:span> </text:p>
      <text:p text:style-name="P1">३६) मरिष्येते→ <text:s/><text:span text:style-name="T1">√</text:span><text:span text:style-name="T23">मृ</text:span><text:span text:style-name="T1"> (IV </text:span><text:span text:style-name="T23">म्रियते</text:span><text:span text:style-name="T1">, -</text:span><text:span text:style-name="T23">ति</text:span><text:span text:style-name="T1">) </text:span><text:span text:style-name="T15">fut, mv</text:span><text:span text:style-name="T17">\pass</text:span><text:span text:style-name="T15">, 3p, </text:span><text:span text:style-name="T22">du</text:span> → <text:span text:style-name="T56">он</text:span><text:span text:style-name="T92">и(двое)</text:span><text:span text:style-name="T56"> умр</text:span><text:span text:style-name="T92">ут</text:span></text:p>
      <text:p text:style-name="P1">३७) वर्त्स्यते→ <text:s/><text:span text:style-name="T1">√</text:span><text:span text:style-name="T23">वृत्</text:span><text:span text:style-name="T1"> (I </text:span><text:span text:style-name="T23">वर्तते</text:span><text:span text:style-name="T1">) </text:span><text:span text:style-name="T15">fut, mv, 3p, sg</text:span> → <text:span text:style-name="T56">он повернётся, </text:span><text:span text:style-name="T59">его повернут</text:span></text:p>
      <text:p text:style-name="P1">३८) <text:bookmark-start text:name="__DdeLink__7381_3870421888"/>पाल<text:bookmark-end text:name="__DdeLink__7381_3870421888"/>यिष्यावः→ <text:s/><text:span text:style-name="T1">√</text:span><text:span text:style-name="T23">पाल्</text:span><text:span text:style-name="T1"> (X </text:span><text:span text:style-name="T23">पालयति</text:span><text:span text:style-name="T1">) </text:span><text:span text:style-name="T15">fut, av, 1p, du</text:span><text:span text:style-name="T1"> </text:span>→ <text:span text:style-name="T56">мы(двое) защитим</text:span></text:p>
      <text:p text:style-name="P1">३९) <text:bookmark-start text:name="__DdeLink__7395_3870421888"/>भा<text:bookmark-end text:name="__DdeLink__7395_3870421888"/>षिष्ये→ <text:span text:style-name="T1">√</text:span><text:span text:style-name="T23">भाष्</text:span><text:span text:style-name="T1"> (I </text:span><text:span text:style-name="T23">भाषते</text:span><text:span text:style-name="T1">)</text:span> <text:span text:style-name="T57">fut, mv</text:span><text:span text:style-name="T59">\pass</text:span><text:span text:style-name="T57">, 1p, sg</text:span>→ <text:span text:style-name="T56">я буду говорить, </text:span><text:span text:style-name="T59">(обо мне будут говорить?)</text:span></text:p>
      <text:p text:style-name="P1">४०) भ्रियन्ते→ <text:span text:style-name="T1">√</text:span><text:span text:style-name="T23">भृ</text:span><text:span text:style-name="T1"> </text:span><text:s/><text:span text:style-name="T57">pres, pass, 3p, pl</text:span>→ <text:span text:style-name="T56">они держатся, </text:span><text:span text:style-name="T93">несутся</text:span><text:span text:style-name="T56"> (кем-то)</text:span></text:p>
      <text:p text:style-name="P1">४१) पतिष्यावः→ <text:span text:style-name="T1">√</text:span><text:span text:style-name="T23">पत् </text:span><text:span text:style-name="T1"><text:s/></text:span><text:span text:style-name="T15">fut, av, 1p, du</text:span> → <text:span text:style-name="T56">мы(двое) упадём</text:span></text:p>
      <text:p text:style-name="P1">४२) वेपे→ <text:s/><text:span text:style-name="T1">√</text:span><text:span text:style-name="T23">विप</text:span><text:span text:style-name="T1"> (I </text:span><text:span text:style-name="T23">वेपते</text:span><text:span text:style-name="T1">) </text:span><text:span text:style-name="T15">pres, mv, 1p, sg</text:span> →<text:span text:style-name="T56">я дрожу</text:span> </text:p>
      <text:p text:style-name="P1"><text:soft-page-break/>४३) <text:bookmark-start text:name="__DdeLink__7450_3870421888"/>ग<text:bookmark-end text:name="__DdeLink__7450_3870421888"/>मिष्यथः→ <text:span text:style-name="T1">√</text:span><text:span text:style-name="T23">गम् </text:span><text:span text:style-name="T24">fut, av, 2p, du</text:span>→ <text:span text:style-name="T56">вы(двое) пойдёте</text:span></text:p>
      <text:p text:style-name="Standard"/>
      <text:p text:style-name="Standard">2) Turn the following middles and actives into passives. Example: दधाति –› its root is √धा <text:s/>in the</text:p>
      <text:p text:style-name="Standard">passive, roots ending in -ā change that into -ī <text:s/>add -ya- and middle ending –› धीयते</text:p>
      <text:p text:style-name="Standard"/>
      <text:p text:style-name="P6"><text:span text:style-name="T58">a) </text:span><text:bookmark-start text:name="__DdeLink__7986_3870421888"/>नयन्ति<text:bookmark-end text:name="__DdeLink__7986_3870421888"/> → <text:span text:style-name="T1">√</text:span><text:span text:style-name="T23">नी → </text:span><text:bookmark-start text:name="__DdeLink__7255_3870421888 Copy 1"/>नी<text:bookmark-end text:name="__DdeLink__7255_3870421888 Copy 1"/>य<text:span text:style-name="T58">न्ते → </text:span><text:span text:style-name="T60">они ведутся (кем-то)</text:span></text:p>
      <text:p text:style-name="P7">b) जयसि → <text:span text:style-name="T1">√</text:span><text:span text:style-name="T23">जि → <text:s/></text:span><text:span text:style-name="T25">ज</text:span><text:span text:style-name="T31">ी</text:span><text:span text:style-name="T25">यसे → </text:span><text:span text:style-name="T29">ты побеждаешься</text:span></text:p>
      <text:p text:style-name="P8">c) <text:bookmark-start text:name="__DdeLink__7759_3870421888"/>पुनी<text:bookmark-end text:name="__DdeLink__7759_3870421888"/>व<text:span text:style-name="T23"> → </text:span><text:span text:style-name="T1">√</text:span><text:span text:style-name="T23">पू</text:span><text:span text:style-name="T1">;(IX </text:span><text:bookmark-start text:name="__DdeLink__7989_3870421888"/><text:span text:style-name="T23">पुनाति</text:span><text:bookmark-end text:name="__DdeLink__7989_3870421888"/><text:span text:style-name="T1">)</text:span><text:span text:style-name="T23"> → </text:span><text:span text:style-name="T25">प</text:span><text:span text:style-name="T32">ू</text:span><text:span text:style-name="T25">य</text:span><text:span text:style-name="T33">ा</text:span><text:span text:style-name="T25">वहे → </text:span><text:span text:style-name="T29">мы(двое) очищаемся</text:span></text:p>
      <text:p text:style-name="P8">d) <text:bookmark-start text:name="__DdeLink__7774_3870421888"/>यजे<text:bookmark-end text:name="__DdeLink__7774_3870421888"/><text:span text:style-name="T23">→ </text:span><text:span text:style-name="T1">√</text:span><text:span text:style-name="T23">यज् </text:span><text:span text:style-name="T1">(I </text:span><text:span text:style-name="T23">यजति</text:span><text:span text:style-name="T1">)</text:span><text:span text:style-name="T23"> → </text:span><text:span text:style-name="T25">इज्ये → </text:span><text:span text:style-name="T29">меня жертвуют</text:span></text:p>
      <text:p text:style-name="P8">e) <text:bookmark-start text:name="__DdeLink__7792_3870421888"/>आप्नु<text:bookmark-end text:name="__DdeLink__7792_3870421888"/>वहे<text:span text:style-name="T23">→ </text:span><text:span text:style-name="T1">√</text:span><text:span text:style-name="T23">आप्</text:span><text:span text:style-name="T1">;(V </text:span><text:span text:style-name="T23">आप्नोति</text:span><text:span text:style-name="T1">)</text:span><text:span text:style-name="T23"> → </text:span><text:span text:style-name="T34">आ</text:span><text:span text:style-name="T25">प्य</text:span><text:span text:style-name="T34">ा</text:span><text:span text:style-name="T25">वहे → </text:span><text:span text:style-name="T29">мы (двое) достигаемся</text:span></text:p>
      <text:p text:style-name="P8">f) <text:bookmark-start text:name="__DdeLink__7810_3870421888"/>ददा<text:bookmark-end text:name="__DdeLink__7810_3870421888"/>मि<text:span text:style-name="T23">→ </text:span><text:span text:style-name="T1">√</text:span><text:span text:style-name="T23">दा</text:span><text:span text:style-name="T1">;(III </text:span><text:span text:style-name="T23">ददाति</text:span><text:span text:style-name="T1">)</text:span><text:span text:style-name="T23"> → </text:span><text:span text:style-name="T26">दीये</text:span><text:span text:style-name="T25"> → </text:span><text:span text:style-name="T35">я</text:span><text:span text:style-name="T29"> </text:span><text:span text:style-name="T35">отдаюсь</text:span></text:p>
      <text:p text:style-name="P7">g) <text:bookmark-start text:name="__DdeLink__7825_3870421888"/>युध्य<text:bookmark-end text:name="__DdeLink__7825_3870421888"/>ते<text:span text:style-name="T23">→ </text:span><text:span text:style-name="T1">√</text:span><text:span text:style-name="T23">युध</text:span><text:span text:style-name="T1">;(IV </text:span><text:span text:style-name="T23">युध्यते</text:span><text:span text:style-name="T1">)</text:span><text:span text:style-name="T23"> → </text:span><text:span text:style-name="T26">युध्यते</text:span><text:span text:style-name="T23"> </text:span><text:span text:style-name="T25"><text:s/>→ </text:span><text:span text:style-name="T29">он сражаем</text:span></text:p>
      <text:p text:style-name="P8">h) <text:bookmark-start text:name="__DdeLink__7839_3870421888"/>भ<text:bookmark-end text:name="__DdeLink__7839_3870421888"/>रतः<text:span text:style-name="T23">→ </text:span><text:span text:style-name="T1">√</text:span><text:span text:style-name="T23">भृ</text:span><text:span text:style-name="T1">; (I </text:span><text:span text:style-name="T23">भरति</text:span><text:span text:style-name="T1">)</text:span><text:span text:style-name="T23"> → </text:span><text:span text:style-name="T26">भ्रियेते</text:span><text:span text:style-name="T23"> </text:span><text:span text:style-name="T25"><text:s/>→ </text:span><text:span text:style-name="T29">они(двое) держатся, </text:span><text:span text:style-name="T36">несутся</text:span><text:span text:style-name="T29"> (кем-то)</text:span></text:p>
      <text:p text:style-name="P8">i) <text:bookmark-start text:name="__DdeLink__7853_3870421888"/>कु<text:bookmark-end text:name="__DdeLink__7853_3870421888"/>रुथ<text:span text:style-name="T23">→ </text:span><text:span text:style-name="T1">√</text:span><text:span text:style-name="T23">कृ</text:span><text:span text:style-name="T1">;(VIII </text:span><text:span text:style-name="T23">करोति</text:span><text:span text:style-name="T1">)</text:span><text:span text:style-name="T23"> → </text:span><text:span text:style-name="T26">क्रियध्वे</text:span><text:span text:style-name="T25"> → </text:span><text:span text:style-name="T29">вы делаетесь (кем-то)</text:span></text:p>
      <text:p text:style-name="P8">j) <text:bookmark-start text:name="__DdeLink__7867_3870421888"/>जु<text:bookmark-start text:name="__DdeLink__7870_3870421888"/><text:bookmark-end text:name="__DdeLink__7867_3870421888"/>हु<text:bookmark-end text:name="__DdeLink__7870_3870421888"/>मः<text:span text:style-name="T23">→ </text:span><text:bookmark-start text:name="__DdeLink__7991_3870421888"/><text:span text:style-name="T1">√</text:span><text:span text:style-name="T23">हु</text:span><text:bookmark-end text:name="__DdeLink__7991_3870421888"/><text:span text:style-name="T1">;(III </text:span><text:span text:style-name="T23">जुहोति</text:span><text:span text:style-name="T1">)</text:span><text:span text:style-name="T23"> → </text:span><text:span text:style-name="T26">हूयामहे</text:span><text:span text:style-name="T23"> </text:span><text:span text:style-name="T25"><text:s/>→ </text:span><text:span text:style-name="T29">мы жертвуемся</text:span></text:p>
      <text:p text:style-name="P8">k) वदति<text:span text:style-name="T23">→ </text:span><text:bookmark-start text:name="__DdeLink__7886_3870421888"/><text:bookmark-end text:name="__DdeLink__7886_3870421888"/><text:span text:style-name="T16">√</text:span><text:span text:style-name="T23">वद्</text:span><text:span text:style-name="T1">;(I </text:span><text:span text:style-name="T23">वदति</text:span><text:span text:style-name="T1">)</text:span><text:span text:style-name="T23"> → </text:span><text:span text:style-name="T26">उद्यते</text:span><text:span text:style-name="T23"> </text:span><text:span text:style-name="T25"><text:s/>→ </text:span><text:span text:style-name="T29">о нем говорится, </text:span><text:span text:style-name="T36">он оповещается</text:span></text:p>
      <text:p text:style-name="P8">l) <text:bookmark-start text:name="__DdeLink__7900_3870421888"/><text:bookmark-start text:name="__DdeLink__7994_3870421888"/>अभिभवति<text:bookmark-end text:name="__DdeLink__7900_3870421888"/><text:bookmark-end text:name="__DdeLink__7994_3870421888"/><text:span text:style-name="T23">→ अभि</text:span><text:span text:style-name="T1">-√</text:span><text:span text:style-name="T23">भू </text:span><text:span text:style-name="T1">(I </text:span><text:span text:style-name="T23">अभिभवति</text:span><text:span text:style-name="T1">)</text:span><text:span text:style-name="T23"> → अभिभू</text:span><text:span text:style-name="T26">यते</text:span><text:span text:style-name="T23"> </text:span><text:span text:style-name="T25"><text:s/>→ </text:span><text:span text:style-name="T29">он преодолевается</text:span></text:p>
      <text:p text:style-name="Standard"/>
      <text:p text:style-name="Standard">3) Give the form listed in brackets and translate. i indicates a future formed with -iṣya-.</text:p>
      <text:p text:style-name="Standard">Example: √भृ (3 Sg Pres Mid Act) –› भरते ‘he carries’</text:p>
      <text:p text:style-name="Standard"/>
      <text:p text:style-name="P9">a) <text:bookmark-start text:name="__DdeLink__7998_3870421888"/>√<text:bookmark-start text:name="__DdeLink__7922_3870421888"/>ईक्ष्<text:bookmark-end text:name="__DdeLink__7998_3870421888"/><text:bookmark-end text:name="__DdeLink__7922_3870421888"/> (2 Pl Fut Pass)i<text:span text:style-name="T23"> → ईक्ष</text:span><text:span text:style-name="T27">िष्यध्वे → </text:span><text:span text:style-name="T37">вы наблюдаетесь</text:span></text:p>
      <text:p text:style-name="P9">b) <text:bookmark-start text:name="__DdeLink__7924_3870421888"/><text:bookmark-start text:name="__DdeLink__8000_3870421888"/>√द्युत्<text:bookmark-end text:name="__DdeLink__7924_3870421888"/><text:bookmark-end text:name="__DdeLink__8000_3870421888"/> (2 Pl Pres Mid)<text:span text:style-name="T23"> → द्योत</text:span><text:span text:style-name="T27">ध्वे → </text:span><text:span text:style-name="T30">вы сияете</text:span></text:p>
      <text:p text:style-name="P9">c) √जि (3 Sg Pres Pass)<text:span text:style-name="T23"> → </text:span><text:span text:style-name="T25">ज</text:span><text:span text:style-name="T38">ी</text:span><text:span text:style-name="T25">य</text:span><text:span text:style-name="T27">ते → </text:span><text:span text:style-name="T30">он побеждается</text:span></text:p>
      <text:p text:style-name="P10">d) √<text:bookmark-start text:name="__DdeLink__7936_3870421888"/><text:bookmark-start text:name="__DdeLink__8002_3870421888"/>लभ्<text:bookmark-end text:name="__DdeLink__7936_3870421888"/><text:bookmark-end text:name="__DdeLink__8002_3870421888"/> (3 Du Pres Mid)<text:span text:style-name="T23"> → लभ</text:span><text:span text:style-name="T27">ेते → </text:span><text:span text:style-name="T30">они(двое) берут, </text:span><text:span text:style-name="T38">получают</text:span></text:p>
      <text:p text:style-name="P9">e) <text:bookmark-start text:name="__DdeLink__7942_3870421888"/>√वृत्<text:bookmark-end text:name="__DdeLink__7942_3870421888"/> (1 Pl Fut Mid) i (and without)<text:span text:style-name="T23"> → </text:span><text:span text:style-name="T94">वर</text:span><text:span text:style-name="T95">्सया</text:span><text:span text:style-name="T96">महे, </text:span><text:span text:style-name="T27">→ </text:span><text:span text:style-name="T30">мы повернём, мы будем</text:span></text:p>
      <text:p text:style-name="P9">f) √वृत् (1 Pl Pres Mid)<text:span text:style-name="T23"> → वर्त</text:span><text:span text:style-name="T27">ामहे → </text:span><text:span text:style-name="T30">мы поворачиваем</text:span></text:p>
      <text:p text:style-name="P9">g) <text:bookmark-start text:name="__DdeLink__8004_3870421888"/>√विप्<text:bookmark-end text:name="__DdeLink__8004_3870421888"/> (2 Sg Fut Mid)i<text:span text:style-name="T23"> → </text:span><text:span text:style-name="T27">वेपिष्यसे → </text:span><text:span text:style-name="T30">ты будешь дрожать</text:span></text:p>
      <text:p text:style-name="P9">h) √मृ (2 Du Fut Mid)i<text:span text:style-name="T23"> → </text:span><text:span text:style-name="T28">मरिष्येथे → </text:span><text:span text:style-name="T30">вы двое умрёте</text:span></text:p>
      <text:p text:style-name="P10">i) <text:bookmark-start text:name="__DdeLink__8312_3870421888"/>√<text:bookmark-start text:name="__DdeLink__7964_3870421888"/>जन्<text:bookmark-end text:name="__DdeLink__8312_3870421888"/><text:bookmark-end text:name="__DdeLink__7964_3870421888"/> (1 Du Pres Mid)<text:span text:style-name="T23"> → </text:span><text:span text:style-name="T28">ज</text:span><text:span text:style-name="T39">ाया</text:span><text:span text:style-name="T28">वहे → </text:span><text:span text:style-name="T30">мы двое рождаем</text:span><text:span text:style-name="T39">ся</text:span></text:p>
      <text:p text:style-name="P10">j) √वह् (1 Sg Pres Pass)<text:span text:style-name="T23"> → </text:span><text:span text:style-name="T28">उह्ये → </text:span><text:span text:style-name="T39">я</text:span><text:span text:style-name="T30"> везу</text:span><text:span text:style-name="T39">сь</text:span></text:p>
      <text:p text:style-name="P9">k) <text:bookmark-start text:name="__DdeLink__8006_3870421888"/><text:bookmark-start text:name="__DdeLink__8314_3870421888"/>√लक्ष्<text:bookmark-end text:name="__DdeLink__8006_3870421888"/><text:bookmark-end text:name="__DdeLink__8314_3870421888"/> (2 Sg Fut Pass)i<text:span text:style-name="T23"> → </text:span><text:span text:style-name="T28">लक्ष</text:span><text:span text:style-name="T40">यि</text:span><text:span text:style-name="T28">ष्यसे → </text:span><text:span text:style-name="T40">я</text:span><text:span text:style-name="T30"> заме</text:span><text:span text:style-name="T40">чаем</text:span></text:p>
      <text:p text:style-name="P9">l) √<text:bookmark-start text:name="__DdeLink__8008_3870421888"/>भाष्<text:bookmark-end text:name="__DdeLink__8008_3870421888"/> (1 Sg Pres Mid)<text:span text:style-name="T23"> → </text:span><text:span text:style-name="T28">भाषे → </text:span><text:span text:style-name="T30">я говорю</text:span></text:p>
      <text:p text:style-name="Standard"/>
      <text:p text:style-name="Standard">4) Translate into English.</text:p>
      <text:p text:style-name="Standard"/>
      <text:p text:style-name="Standard">१) अपि सूर्यः श्वः पुन<text:span text:style-name="T61">ः</text:span> <text:span text:style-name="T61">द्यो</text:span>तिष्यत<text:span text:style-name="T97">े</text:span> इति कुमार<text:span text:style-name="T61">ः</text:span> बालया<text:span text:style-name="T61">(Instr)</text:span> पृष्टः</text:p>
      <text:p text:style-name="P11">Cолнце завтра опять светить будет – так юноша девочкой спр<text:span text:style-name="T97">ошен</text:span>.</text:p>
      <text:p text:style-name="Standard"/>
      <text:p text:style-name="Standard">२) ईश्वरस्य वचनानि श्रुत्वा कोप<text:span text:style-name="T62">म्</text:span> च दृष्ट्वा जना<text:span text:style-name="T62">ः</text:span> वेपिष्यन्ते ।</text:p>
      <text:p text:style-name="P12">Владыки слова услышав и гнев увидя люди дрожать будут.</text:p>
      <text:p text:style-name="Standard"/>
      <text:p text:style-name="Standard">३) दानानि गृहे भ्रियन्त<text:span text:style-name="T98">े</text:span> इति लक्षयित्वा बाल<text:span text:style-name="T62">ः</text:span> <text:span text:style-name="T62">अ</text:span>तुष्यत् ।</text:p>
      <text:p text:style-name="P12">Подарки в дом несутся – так заметив, мальчик обрадовался.</text:p>
      <text:p text:style-name="P12"/>
      <text:p text:style-name="Standard">४) पापा<text:span text:style-name="T62">ः</text:span> जनान् <text:span text:style-name="T62">न </text:span>वेपयिष्यन्त<text:span text:style-name="T62">ि</text:span> <text:span text:style-name="T98">इ</text:span><text:span text:style-name="T62">ति ई</text:span>श्वर<text:span text:style-name="T62">ः</text:span> भाषित्वा युद्ध<text:span text:style-name="T62">म्</text:span> <text:bookmark-start text:name="__DdeLink__8025_3870421888"/>प्रति<text:bookmark-end text:name="__DdeLink__8025_3870421888"/> रथेन <text:span text:style-name="T62">उ</text:span><text:bookmark-start text:name="__DdeLink__8020_3870421888"/>ह्य<text:bookmark-end text:name="__DdeLink__8020_3870421888"/>ते ।</text:p>
      <text:p text:style-name="P12">Злодеи людей не заставят дрожать – так владыка сказав на битву на колеснице <text:span text:style-name="T99">везётся</text:span>.</text:p>
      <text:p text:style-name="Standard"><text:soft-page-break/>५) कदा कुमाराः पुर<text:span text:style-name="T63">म्</text:span> प्रत<text:span text:style-name="T63">ि</text:span> <text:span text:style-name="T63">अ</text:span>श्वै<text:span text:style-name="T63">ः</text:span> <text:span text:style-name="T63">व</text:span>क्ष्यन्त<text:span text:style-name="T100">े</text:span> इति पृष्ट्व<text:span text:style-name="T63">ा</text:span> <text:span text:style-name="T63">ई</text:span>श्वर<text:span text:style-name="T63">ः</text:span> न्यसीदत् ।</text:p>
      <text:p text:style-name="P13">Когда юноши в город на конях въедут (конями ввезутся) – так спросив, владыка сел.</text:p>
      <text:p text:style-name="Standard"/>
      <text:p text:style-name="Standard">६) पुरम<text:span text:style-name="T63">्</text:span> <text:span text:style-name="T63">आ</text:span>प्तु<text:span text:style-name="T63">म्</text:span> मित्राणि च मोक्तु<text:span text:style-name="T63">म्</text:span> शक्ष्याम<text:span text:style-name="T101">ः</text:span> इति शूरा<text:span text:style-name="T63">ः</text:span> भाषन्ते ।</text:p>
      <text:p text:style-name="P13">Города достигнуть и друзей освободить <text:span text:style-name="T100">мы сможем </text:span>– так герои говорят.</text:p>
      <text:p text:style-name="Standard"/>
      <text:p text:style-name="Standard">७) क्षेत्र<text:span text:style-name="T64">म्</text:span> प्रत<text:span text:style-name="T64">ि</text:span> <text:span text:style-name="T64">ए</text:span>ष्यामः पापा<text:span text:style-name="T64">न्</text:span> <text:span text:style-name="T64">च</text:span> क्षणेन <text:bookmark-start text:name="__DdeLink__8034_3870421888"/>लप्स्या<text:bookmark-end text:name="__DdeLink__8034_3870421888"/>मह<text:span text:style-name="T101">े</text:span> इ<text:span text:style-name="T64">ति</text:span> <text:span text:style-name="T64">उ</text:span>क्त्वा क्षत्रियः कुमारान<text:span text:style-name="T64">्</text:span> <text:span text:style-name="T64">अ</text:span>पानयत् ।</text:p>
      <text:p text:style-name="P14">На поле мы придем и <text:span text:style-name="T101">до злодеев </text:span>вмиг <text:span text:style-name="T101">доберёмся</text:span> – так сказав, кшатрий юношей <text:span text:style-name="T102">у</text:span>вёл.</text:p>
      <text:p text:style-name="Standard"/>
      <text:p text:style-name="P15">८) पुर<text:span text:style-name="T65">म्</text:span> <text:bookmark-start text:name="__DdeLink__8037_3870421888"/>लोक-पालैः<text:bookmark-end text:name="__DdeLink__8037_3870421888"/> पालयिष्यत<text:span text:style-name="T102">े</text:span> इति मत्वा जनाः सुखा<text:span text:style-name="T65">ः</text:span> भवन्ति ।</text:p>
      <text:p text:style-name="P16">Город мира защитниками <text:span text:style-name="T66">охраняем</text:span> будет – так подумав, люди счастливы<text:span text:style-name="T102">ми становятся</text:span>.</text:p>
      <text:p text:style-name="Standard"/>
      <text:p text:style-name="P15">९) न चिन्तया क्रो<text:span text:style-name="T66">धेन</text:span> <text:bookmark-start text:name="__DdeLink__8047_3870421888"/>वा <text:span text:style-name="T66">अ</text:span><text:bookmark-start text:name="__DdeLink__8044_3870421888"/>भि<text:bookmark-end text:name="__DdeLink__8047_3870421888"/><text:bookmark-end text:name="__DdeLink__8044_3870421888"/>भविष्य<text:span text:style-name="T103">े</text:span> इत<text:span text:style-name="T66">ि</text:span> <text:span text:style-name="T66">उ</text:span>क्त्वा क्षत्रिय<text:span text:style-name="T66">ः</text:span> युद्धम<text:span text:style-name="T66">्</text:span> <text:span text:style-name="T66">ए</text:span>ति ।</text:p>
      <text:p text:style-name="P17">беспокойств<text:span text:style-name="T103">ом</text:span> или гневом не буд<text:span text:style-name="T103">у охвачен</text:span> – так сказав, кратрий в битву идёт.</text:p>
      <text:p text:style-name="Standard"/>
      <text:p text:style-name="Standard">१०) नर<text:span text:style-name="T66">ः</text:span> भार्यायै रत्न<text:span text:style-name="T66">म्</text:span> दास्यति ।</text:p>
      <text:p text:style-name="P18">Мужчина жене драгоценный камень подарит.</text:p>
      <text:p text:style-name="P18"/>
      <text:p text:style-name="P15">११) वृक्षा<text:span text:style-name="T66">न्</text:span> <text:bookmark-start text:name="__DdeLink__8062_3870421888"/><text:span text:style-name="T66">रो</text:span><text:bookmark-end text:name="__DdeLink__8062_3870421888"/>ह<text:span text:style-name="T66">े</text:span>व । कृत्स्न<text:span text:style-name="T66">म्</text:span> नगर<text:span text:style-name="T66">म्</text:span> द्रष्टु<text:span text:style-name="T66">म्</text:span> शक्ष्याव<text:span text:style-name="T103">ः</text:span> इति बालौ भाषेते ।</text:p>
      <text:p text:style-name="P17">На деревья мы двое залезть должны. Весь город увидеть сможем – так два рёбёнка говорят.</text:p>
      <text:p text:style-name="P18"/>
      <text:p text:style-name="Standard">१२) अपि वने स्थित<text:span text:style-name="T66">म्</text:span> नर<text:span text:style-name="T66">म्</text:span> न <text:span text:style-name="T104">इ</text:span><text:span text:style-name="T105">क्षध्वे</text:span> इति पृष्ट्वा कुमारा<text:span text:style-name="T66">ौ</text:span> <text:span text:style-name="T66">अ</text:span>श्वौ लब्ध्व<text:span text:style-name="T66">ा</text:span> <text:span text:style-name="T66">अ</text:span>पवहेते ।</text:p>
      <text:p text:style-name="P18">В лесу <text:span text:style-name="T104">стоящего </text:span>человека не вид<text:span text:style-name="T104">ите</text:span>? - так спросив, два юноши двух коней схватив ув<text:span text:style-name="T104">одят</text:span></text:p>
      <text:p text:style-name="Standard"/>
      <text:p text:style-name="Standard">१३) अश्व<text:span text:style-name="T68">म्</text:span> युञ्ज्या<text:span text:style-name="T68">ः(2 sg, opt)</text:span> नगर<text:span text:style-name="T68">म्</text:span> च प्रति <text:span text:style-name="T79">वहे</text:span><text:span text:style-name="T80">ः</text:span> <text:span text:style-name="T68">इ</text:span>ति नरौ बालम<text:span text:style-name="T68">्</text:span> <text:span text:style-name="T68">अ</text:span>वदताम् । (अश्वं <text:bookmark-start text:name="__DdeLink__8086_3870421888"/>√युज् <text:bookmark-end text:name="__DdeLink__8086_3870421888"/>‘to harness a horse’)</text:p>
      <text:p text:style-name="P19">Коня ты запряги и в город езжай – <text:span text:style-name="T69">так два человека мальчику сказали.</text:span></text:p>
      <text:p text:style-name="P19"><text:span text:style-name="T69"><text:s/></text:span></text:p>
      <text:p text:style-name="P20">१४) युद्धे योद्धु<text:span text:style-name="T69">म्</text:span> भद्रम<text:span text:style-name="T69">्</text:span> <text:span text:style-name="T69">अ</text:span>स्त<text:span text:style-name="T69">ि</text:span> <text:span text:style-name="T69">इ</text:span>ति मत्वा <text:span text:style-name="T69">अ</text:span>श्व<text:span text:style-name="T69">म्</text:span> च युक्त्वा कुमारः क्षत्रियैः सह युद्धम<text:span text:style-name="T69">्</text:span> <text:span text:style-name="T69">आ</text:span>यात्।</text:p>
      <text:p text:style-name="P21">В битве сражаться хорошо – так подумав и лошадь запрягши, юноша с воинами на битву отправился.</text:p>
      <text:p text:style-name="Standard"/>
      <text:p text:style-name="Standard">१५) क्षत्रिय<text:span text:style-name="T106">ः</text:span> उग्रेण मरुता रथा<text:span text:style-name="T69">त्</text:span> <text:span text:style-name="T69">अ</text:span>पोह्यते । अवपत्य हन्यते ।</text:p>
      <text:p text:style-name="P21">Воина свиремым ветром с колесницы сносит. Упав, он убивается.</text:p>
      <text:p text:style-name="Standard"/>
      <text:p text:style-name="Standard">१६) नर<text:span text:style-name="T69">ः</text:span> आ<text:bookmark-start text:name="__DdeLink__8316_3870421888"/>पदा<text:bookmark-end text:name="__DdeLink__8316_3870421888"/> हतः <text:bookmark-start text:name="__DdeLink__8099_3870421888"/>सुहृद्भिः<text:bookmark-end text:name="__DdeLink__8099_3870421888"/> <text:bookmark-start text:name="__DdeLink__8097_3870421888"/>शु<text:bookmark-end text:name="__DdeLink__8097_3870421888"/>च्यते ।</text:p>
      <text:p text:style-name="P21">Человек <text:span text:style-name="T107">несчастьем убитый </text:span>друзьями оплакивается.</text:p>
      <text:p text:style-name="Standard"/>
      <text:p text:style-name="Standard">१७) <text:bookmark-start text:name="__DdeLink__8107_3870421888"/>सुखाः<text:bookmark-end text:name="__DdeLink__8107_3870421888"/> <text:bookmark-start text:name="__DdeLink__8102_3870421888"/>स्या<text:bookmark-end text:name="__DdeLink__8102_3870421888"/>म <text:span text:style-name="T70">इ</text:span>ति देवा<text:span text:style-name="T70">ः</text:span> जनैः पृच्छ्यन्ते ।</text:p>
      <text:p text:style-name="P22">Счастливыми пусть будем – так боги людьми умоляются<text:span text:style-name="T71">(просятся)</text:span>.</text:p>
      <text:p text:style-name="Standard"/>
      <text:p text:style-name="Standard"/>
      <text:p text:style-name="Standard">READINGS</text:p>
      <text:p text:style-name="Standard">Encouraging Sītā, Rāma’s Wife</text:p>
      <text:p text:style-name="Standard"/>
      <text:p text:style-name="Standard">अल<text:span text:style-name="T71">म्</text:span> ते शङ्कया भीरु क<text:span text:style-name="T72">ः</text:span> राम<text:span text:style-name="T72">म्</text:span> विषहिष्यति ।</text:p>
      <text:p text:style-name="P23">Хватит твоих страхов, <text:span text:style-name="T108">о робкая</text:span>, кто Раму сможет одолеть</text:p>
      <text:p text:style-name="P23"/>
      <text:p text:style-name="Standard">मुहूर्ता<text:span text:style-name="T72">त्</text:span> <text:span text:style-name="T72">द्र</text:span>क्ष्यसे राम<text:span text:style-name="T72">म्</text:span> <text:span text:style-name="T108">आ</text:span>गत<text:span text:style-name="T72">म्</text:span> त<text:span text:style-name="T72">म्</text:span> <text:bookmark-start text:name="__DdeLink__8111_3870421888"/><text:span text:style-name="T67">शुचि</text:span><text:bookmark-end text:name="__DdeLink__8111_3870421888"/><text:span text:style-name="T67">स्मिते</text:span> ॥</text:p>
      <text:p text:style-name="P23">Скоро ты увидишь Раму того <text:span text:style-name="T108">пришедшего, о сладко-улыбающаясь</text:span></text:p>
      <text:p text:style-name="Standard"/>
      <text:p text:style-name="Standard"><text:soft-page-break/>At the Beginning of the Great Battle, Saṃjaya is Introduced to the Blind King</text:p>
      <text:p text:style-name="Standard">Dhṛtarāṣṭra as Guide</text:p>
      <text:p text:style-name="Standard"/>
      <text:p text:style-name="Standard">एष ते स<text:span text:style-name="T73">ं</text:span>जय<text:span text:style-name="T73">ः</text:span> राज<text:span text:style-name="T73">न्</text:span> <text:span text:style-name="T73">यु</text:span>द्धम<text:span text:style-name="T73">्</text:span> <text:span text:style-name="T73">ए</text:span>त<text:span text:style-name="T73">त्</text:span> <text:span text:style-name="T109">व</text:span>दिष्यति ।</text:p>
      <text:p text:style-name="P24">Это тебе Самджая о царь эт<text:span text:style-name="T110">у</text:span> битву расскажет</text:p>
      <text:p text:style-name="Standard">एतस्य सर्वसं<text:bookmark-start text:name="__DdeLink__8118_3870421888"/>ग्रामे<text:bookmark-end text:name="__DdeLink__8118_3870421888"/> न परोक्ष<text:span text:style-name="T74">म्</text:span> भविष्यति ॥ ९ ॥</text:p>
      <text:p text:style-name="P25">Для него во всей битве скрытого <text:span text:style-name="T110">не будет</text:span></text:p>
      <text:p text:style-name="Standard">चक्षुषा संजय<text:span text:style-name="T74">ः</text:span> राजन् <text:span text:style-name="T74">दि</text:span>व्येन <text:bookmark-start text:name="__DdeLink__8121_3870421888"/><text:span text:style-name="T74">ए</text:span>व<text:bookmark-end text:name="__DdeLink__8121_3870421888"/> समन्वितः ।</text:p>
      <text:p text:style-name="P25">видением Самджая, о царь, божественным ибо наделён </text:p>
      <text:p text:style-name="Standard">कथयिष्यति ते युद्ध<text:span text:style-name="T74">म्</text:span> सर्वज्ञ<text:span text:style-name="T111">ः</text:span> <text:span text:style-name="T74">च</text:span> भविष्यति ॥ १० ॥</text:p>
      <text:p text:style-name="P25">Расскажет тебе битву и всеведующим будет</text:p>
      <text:p text:style-name="Standard">प्रकाश<text:span text:style-name="T74">म्</text:span> <text:span text:style-name="T74">वा</text:span> <text:span text:style-name="T74">अ</text:span>प्रकाश<text:span text:style-name="T74">म्</text:span> वा रात्रौ वा यदि वा दिवा ।</text:p>
      <text:p text:style-name="P25">Видимое ли невидимое, когда ночь или день</text:p>
      <text:p text:style-name="Standard">मनसा <text:bookmark-start text:name="__DdeLink__8124_3870421888"/>चिन्तितम<text:span text:style-name="T74">्</text:span><text:bookmark-end text:name="__DdeLink__8124_3870421888"/> <text:span text:style-name="T74">अ</text:span>पि सर्व<text:span text:style-name="T74">म्</text:span> वेत्स्यति संजयः ॥ ११ ॥</text:p>
      <text:p text:style-name="P25">Разумом мыслимое <text:span text:style-name="T112">даже</text:span> все знает Самджая</text:p>
      <text:p text:style-name="Standard">न <text:span text:style-name="T74">ए</text:span>न<text:span text:style-name="T74">म्</text:span> शस्त्राणि छेत्स्यन्ति न <text:span text:style-name="T74">ए</text:span>न<text:span text:style-name="T74">म्</text:span> बाधिष्यते श्रमः ।</text:p>
      <text:p text:style-name="P25">его мечи не поразят, усталость <text:span text:style-name="T113">не </text:span><text:span text:style-name="T114">сковывать не будет</text:span></text:p>
      <text:p text:style-name="P15">गावल्गणि<text:span text:style-name="T74">ः</text:span> <text:span text:style-name="T74">अ</text:span>य<text:span text:style-name="T74">म्</text:span> जीव<text:span text:style-name="T74">न्</text:span> <text:span text:style-name="T74">यु</text:span>द्धा<text:span text:style-name="T74">त्</text:span> <text:span text:style-name="T74">अ</text:span>स्मा<text:span text:style-name="T74">त्</text:span> <text:span text:style-name="T74">वि</text:span>मोक्ष्यते ॥ १२ ॥</text:p>
      <text:p text:style-name="P25">Сын Гавалганы этот живым из битвы этой выйдет.</text:p>
      <text:p text:style-name="P25"/>
      <text:p text:style-name="Standard">What T<text:span text:style-name="T75">h</text:span>e Buddha Will Be like</text:p>
      <text:p text:style-name="Standard"/>
      <text:p text:style-name="Standard">विहाय राज्य<text:span text:style-name="T75">म्</text:span> विषयेष<text:span text:style-name="T75">ु</text:span> <text:span text:style-name="T75">अ</text:span>नास्थ<text:span text:style-name="T75">ः</text:span> <text:span text:style-name="T75">त</text:span><text:span text:style-name="T114">ी</text:span>व्रैः प्रयत्नै<text:span text:style-name="T75">ः</text:span> <text:span text:style-name="T75">अ</text:span>धिगम्य तत्त्वम् ।</text:p>
      <text:p text:style-name="P26">Оставив царскую власть, без привязанности к чуств<text:span text:style-name="T77">енным наслаждениям</text:span>, суровым <text:span text:style-name="T114">усилиями</text:span> достигнув истины</text:p>
      <text:p text:style-name="Standard">जगत<text:span text:style-name="T75">ि</text:span> <text:span text:style-name="T75">अ</text:span>य<text:span text:style-name="T75">म्</text:span> मोह-तम<text:span text:style-name="T75">ः</text:span> निहन्तु<text:span text:style-name="T75">म्</text:span> ज्वलिष्यति ज्ञानमय<text:span text:style-name="T75">ः</text:span> <text:bookmark-start text:name="__DdeLink__8140_3870421888"/>हि<text:bookmark-end text:name="__DdeLink__8140_3870421888"/> सूर्यः ॥ ६९ ॥</text:p>
      <text:p text:style-name="P26">(Что) в мире этом тьму заблуждений чтобы уничтожить, воссияет <text:span text:style-name="T115">из </text:span>знаний <text:span text:style-name="T115">состоящее </text:span><text:span text:style-name="T76">ведь</text:span> солнце.</text:p>
      <text:p text:style-name="Standard"/>
      <text:p text:style-name="Standard">दः<text:span text:style-name="T77">ख-अ</text:span>र्णवा<text:span text:style-name="T77">त्</text:span> <text:s/><text:span text:style-name="T77">व्या</text:span>धि-विकीर्ण-फेन<text:span text:style-name="T77">ज्</text:span> <text:span text:style-name="T77">ज</text:span>रा-तरङ्गा<text:span text:style-name="T77">न्</text:span> <text:span text:style-name="T77">म</text:span>रण-<text:span text:style-name="T77">उ</text:span>ग्र-वेगात् ।</text:p>
      <text:p text:style-name="P27">от скорби-океана болезнями-наполненной-пены старости-волн смерти-ужасной-течения</text:p>
      <text:p text:style-name="Standard">उत्तारयिष्य<text:span text:style-name="T77">ति</text:span> <text:span text:style-name="T77">अ</text:span>यम<text:span text:style-name="T77">्</text:span> <text:span text:style-name="T77">उ</text:span>ह्यमानम<text:span text:style-name="T77">्</text:span> <text:span text:style-name="T77">आ</text:span>र्त<text:span text:style-name="T77">म्</text:span> <text:span text:style-name="T77">ज</text:span>ग<text:span text:style-name="T77">त् झा</text:span>न-महा-प्लवेन ॥ ७० ॥</text:p>
      <text:p text:style-name="P28"><text:span text:style-name="T117">вытащит</text:span> этот <text:span text:style-name="T118">уносимый</text:span> страждущий мир велик<text:span text:style-name="T116">ой </text:span>лодкой знания</text:p>
      <text:p text:style-name="Standard"/>
      <text:p text:style-name="Standard"><text:bookmark-start text:name="__DdeLink__8144_3870421888"/>प्रज्ञा<text:bookmark-end text:name="__DdeLink__8144_3870421888"/>-<text:span text:style-name="T77">अ</text:span>म<text:span text:style-name="T77">्बु-</text:span><text:span text:style-name="T78">वेगाम्</text:span> स्थिर-शील-वप्रा<text:span text:style-name="T77">म्</text:span> समाधि-शीता<text:span text:style-name="T77">म्</text:span> व्रत-चक्रवाकाम् ।</text:p>
      <text:p text:style-name="P29">мудрост<text:span text:style-name="T120">ь</text:span> <text:span text:style-name="T120">как </text:span>воды течение, крепк<text:span text:style-name="T120">ая</text:span> морал<text:span text:style-name="T120">ь -</text:span> берег, самадхи - спокойствие, <text:span text:style-name="T119">обеты - </text:span>чакраваки </text:p>
      <text:p text:style-name="Standard">अस्य <text:span text:style-name="T77">उ</text:span>त्तमा<text:span text:style-name="T77">म्</text:span> धर्म-नदी<text:span text:style-name="T77">म्</text:span> <text:s/>प्रवृत्ता<text:span text:style-name="T77">म्</text:span> तृष्णा-<text:span text:style-name="T77">अ</text:span>र्दितः पास्यति जीव-लोकः ॥ ७१ ॥</text:p>
      <text:p text:style-name="P27"><text:span text:style-name="T119">Его</text:span> высочайшей реки-дхармы истекающей, от жажды-страдающий будет пить мир живых существ.</text:p>
      <text:p text:style-name="P30">द<text:span text:style-name="T77">ुः</text:span>खा-<text:span text:style-name="T77">अ</text:span>र्दित<text:span text:style-name="T120">े</text:span>भ्य<text:span text:style-name="T77">ः</text:span> विषय-<text:span text:style-name="T77">आ</text:span>वृतभ्यः संसार-कान्तार-पथ-स्थित<text:span text:style-name="T120">े</text:span>भ्यः ।</text:p>
      <text:p text:style-name="P27">скорбью терзаемым, чуственными наслаждениями окружённые, в пустоши самсары скитающиеся</text:p>
      <text:p text:style-name="P15">आख्यास्यति ह<text:span text:style-name="T77">ि</text:span> <text:span text:style-name="T77">ए</text:span>ष विमोक्ष-मार्ग<text:span text:style-name="T77">म्</text:span> मार्ग-प्रनष्टेभ्य<text:span text:style-name="T77">ः</text:span> <text:bookmark-start text:name="__DdeLink__8158_3870421888"/>इव<text:bookmark-end text:name="__DdeLink__8158_3870421888"/> <text:span text:style-name="T77">अ</text:span>ध्वगेभ्यः ॥ ७२ ॥</text:p>
      <text:p text:style-name="P27">Укажет ведь он путь освобождения как заблудшим путникам.</text:p>
      <text:p text:style-name="Standard"/>
      <text:p text:style-name="Standard"/>
      <text:p text:style-name="Standard">Rāvaṇa, the King of the Demons, Laments His Fate and Wonders about His Future</text:p>
      <text:p text:style-name="Standard"/>
      <text:p text:style-name="Standard">ततः प्ररुदित<text:span text:style-name="T81">ः</text:span> राजा रक्षसा<text:span text:style-name="T81">म्</text:span> हत-बान्धवः ।</text:p>
      <text:p text:style-name="P31">Тогда заплакал царь ракшасов, <text:span text:style-name="T120">тот у которого </text:span>убит <text:span text:style-name="T120">родственник</text:span></text:p>
      <text:p text:style-name="Standard"><text:soft-page-break/>कि<text:span text:style-name="T81">म्</text:span> करिष्यामि राज्येन सीतया कि<text:span text:style-name="T81">म्</text:span> करिष्यते ॥ १ ॥</text:p>
      <text:p text:style-name="P31">Что буду делать с царством, с Ситой что сделается <text:span text:style-name="T121">(что толку мне от царства, что току мне от Ситы) किं + Instr. - что толку?</text:span></text:p>
      <text:p text:style-name="Standard">अतिकाये हते वीरे प्रोत्सहिष्ये न जीवितुम् ।</text:p>
      <text:p text:style-name="P31"><text:span text:style-name="T121">При</text:span> Атикаей героем убитым не вынесу живым быть.</text:p>
      <text:p text:style-name="P15">ह्रेपयिष्यति कः शत्रू<text:span text:style-name="T81">न्</text:span> <text:bookmark-start text:name="__DdeLink__8168_3870421888"/><text:span text:style-name="T81">के</text:span>न जायिष्यते यमः <text:bookmark-end text:name="__DdeLink__8168_3870421888"/>॥ २ ॥</text:p>
      <text:p text:style-name="P32"><text:span text:style-name="T81">Заставит устыдиться кто врагов, кем Яма побеждён будет</text:span></text:p>
      <text:p text:style-name="Standard">अतिकाया<text:span text:style-name="T81">त्</text:span> <text:span text:style-name="T81">वि</text:span>ना पाश<text:span text:style-name="T81">म्</text:span> क<text:span text:style-name="T81">ः</text:span> वा <text:bookmark-start text:name="__DdeLink__8172_3870421888"/>छेत्स्यति<text:bookmark-end text:name="__DdeLink__8172_3870421888"/> वारुणम् ।</text:p>
      <text:p text:style-name="P31">Кроме Атикаи аркан ли кто разрубит Варуны</text:p>
      <text:p text:style-name="Standard">रावण<text:span text:style-name="T81">म्</text:span> मंस्यते क<text:span text:style-name="T81">ः</text:span> <text:bookmark-start text:name="__DdeLink__8180_3870421888"/>वा<text:bookmark-end text:name="__DdeLink__8180_3870421888"/> स्वय<text:span text:style-name="T81">म्</text:span> भूः कस्य तोक्ष्यति ॥ ३॥</text:p>
      <text:p text:style-name="P31">или О Раване помыслит кто, Самосущий <text:span text:style-name="T121">кем </text:span><text:span text:style-name="T123">доволен будет</text:span><text:span text:style-name="T121">.</text:span></text:p>
      <text:p text:style-name="Standard">श्लाघिष्ये केन क<text:span text:style-name="T82">ः</text:span> बन्धून् <text:span text:style-name="T82">ने</text:span>ष्यत<text:span text:style-name="T82">ि</text:span> <text:span text:style-name="T82">उ</text:span>न्नति<text:span text:style-name="T82">म्</text:span> <text:span text:style-name="T82">उ</text:span>न्नतः ।</text:p>
      <text:p text:style-name="P34"><text:span text:style-name="T124">я буду восхвалён</text:span> кем, кто родных поведёт к <text:span text:style-name="T124">возвышению</text:span>, <text:span text:style-name="T124">возвышенный</text:span></text:p>
      <text:p text:style-name="Standard">कः प्रेष्यति पितॄ<text:span text:style-name="T82">न्</text:span> <text:span text:style-name="T82">का</text:span>ले कृत्वा कत्थिष्यते न कः ॥ ४ ॥</text:p>
      <text:p text:style-name="P33">Кто призовёт предков вовремя, действуя, <text:span text:style-name="T125">кто</text:span> не <text:span text:style-name="T125">будет хвастаться</text:span></text:p>
      <text:p text:style-name="Standard">उद्यंस्यति हरि<text:span text:style-name="T82">ः</text:span> <text:span text:style-name="T82">व</text:span>ज्र<text:span text:style-name="T82">म्</text:span> विचरिष्यति निर्भयः ।</text:p>
      <text:p text:style-name="P33">Подымет Индра ваджру будет бродить вокруг бесстрашный</text:p>
      <text:p text:style-name="Standard">भोक्ष्यते यज्ञ-भागा<text:span text:style-name="T82">न् च</text:span> शूर-मान<text:span text:style-name="T82">म्</text:span> च वक्ष्यति ॥ ५ ॥</text:p>
      <text:p text:style-name="P33">и насладится долей в яджне и с героическим <text:span text:style-name="T125">самомнением</text:span> говорить буд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2:43:21.317810383</meta:creation-date>
    <dc:date>2025-04-11T19:05:04.038169829</dc:date>
    <meta:editing-duration>P6DT6H20M52S</meta:editing-duration>
    <meta:editing-cycles>102</meta:editing-cycles>
    <meta:generator>LibreOffice/7.4.7.2$Linux_X86_64 LibreOffice_project/40$Build-2</meta:generator>
    <meta:document-statistic meta:table-count="0" meta:image-count="0" meta:object-count="0" meta:page-count="5" meta:paragraph-count="171" meta:word-count="1783" meta:character-count="8981" meta:non-whitespace-character-count="7326"/>
  </office:meta>
</office:document-meta>
</file>